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2181in"/>
    </style:style>
    <style:style style:name="co15" style:family="table-column">
      <style:table-column-properties fo:break-before="auto" style:column-width="1.1772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86">
            <text:p>8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15">
            <text:p>11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04">
            <text:p>30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8482">
            <text:p>848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0927">
            <text:p>1092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7478">
            <text:p>1747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10">
            <text:p>2020-12-1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15 - 2.25)">
            <text:p>(0.15 - 2.2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42">
            <text:p>1.4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64.625">
            <text:p>264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21109166136219">
            <text:p>0.0421109166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5086393357183">
            <text:p>1.1508639336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6.8042265141353">
            <text:p>16.804226514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210.125">
            <text:p>210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305814291951681">
            <text:p>0.0305814292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886804085386">
            <text:p>1.1088680409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3.0104578007451">
            <text:p>23.010457800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304">
            <text:p>304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76051459673429">
            <text:p>0.03760514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3438973901202">
            <text:p>1.134389739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8.7766841148968">
            <text:p>18.776684114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9047">
            <text:p>9047</text:p>
          </table:table-cell>
          <table:table-cell office:value-type="float" office:value="230.375">
            <text:p>230.375</text:p>
          </table:table-cell>
          <table:table-cell office:value-type="float" office:value="189.875">
            <text:p>189.875</text:p>
          </table:table-cell>
          <table:table-cell office:value-type="float" office:value="403.375">
            <text:p>403.375</text:p>
          </table:table-cell>
          <table:table-cell office:value-type="float" office:value="0.0917828685258964">
            <text:p>0.0917828685</text:p>
          </table:table-cell>
          <table:table-cell office:value-type="float" office:value="0.0446134868421053">
            <text:p>0.0446134868</text:p>
          </table:table-cell>
          <table:table-cell office:value-type="float" office:value="0.0445866032939096">
            <text:p>0.0445866033</text:p>
          </table:table-cell>
          <table:table-cell office:value-type="float" office:value="1.33775126595213">
            <text:p>1.337751266</text:p>
          </table:table-cell>
          <table:table-cell office:value-type="float" office:value="1.16004831583546">
            <text:p>1.1600483158</text:p>
          </table:table-cell>
          <table:table-cell office:value-type="float" office:value="1.15994952330753">
            <text:p>1.1599495233</text:p>
          </table:table-cell>
          <table:table-cell office:value-type="float" office:value="7.89353424316353">
            <text:p>7.8935342432</text:p>
          </table:table-cell>
          <table:table-cell office:value-type="float" office:value="15.8807708935353">
            <text:p>15.8807708935</text:p>
          </table:table-cell>
          <table:table-cell office:value-type="float" office:value="15.8901402637123">
            <text:p>15.890140263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64">
            <text:p>4264</text:p>
          </table:table-cell>
          <table:table-cell office:value-type="float" office:value="7527">
            <text:p>7527</text:p>
          </table:table-cell>
          <table:table-cell office:value-type="float" office:value="201">
            <text:p>201</text:p>
          </table:table-cell>
          <table:table-cell office:value-type="float" office:value="224.875">
            <text:p>224.875</text:p>
          </table:table-cell>
          <table:table-cell office:value-type="float" office:value="368.375">
            <text:p>368.375</text:p>
          </table:table-cell>
          <table:table-cell office:value-type="float" office:value="0.0791962174940898">
            <text:p>0.0791962175</text:p>
          </table:table-cell>
          <table:table-cell office:value-type="float" office:value="0.0527380393996248">
            <text:p>0.0527380394</text:p>
          </table:table-cell>
          <table:table-cell office:value-type="float" office:value="0.0489404809352996">
            <text:p>0.0489404809</text:p>
          </table:table-cell>
          <table:table-cell office:value-type="float" office:value="1.28947996132544">
            <text:p>1.2894799613</text:p>
          </table:table-cell>
          <table:table-cell office:value-type="float" office:value="1.19003448746613">
            <text:p>1.1900344875</text:p>
          </table:table-cell>
          <table:table-cell office:value-type="float" office:value="1.17598621779494">
            <text:p>1.1759862178</text:p>
          </table:table-cell>
          <table:table-cell office:value-type="float" office:value="9.09444791716879">
            <text:p>9.0944479172</text:p>
          </table:table-cell>
          <table:table-cell office:value-type="float" office:value="13.4868160815086">
            <text:p>13.4868160815</text:p>
          </table:table-cell>
          <table:table-cell office:value-type="float" office:value="14.5068781252059">
            <text:p>14.506878125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600">
            <text:p>7600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53.625">
            <text:p>253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333717105263158">
            <text:p>0.033371710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1898378212647">
            <text:p>1.118983782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1.1151794745712">
            <text:p>21.115179474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10153">
            <text:p>10153</text:p>
          </table:table-cell>
          <table:table-cell office:value-type="float" office:value="308.25">
            <text:p>308.25</text:p>
          </table:table-cell>
          <table:table-cell office:value-type="float" office:value="241.875">
            <text:p>241.875</text:p>
          </table:table-cell>
          <table:table-cell office:value-type="float" office:value="284.625">
            <text:p>284.625</text:p>
          </table:table-cell>
          <table:table-cell office:value-type="float" office:value="0.106734764542936">
            <text:p>0.1067347645</text:p>
          </table:table-cell>
          <table:table-cell office:value-type="float" office:value="0.0469842657342657">
            <text:p>0.0469842657</text:p>
          </table:table-cell>
          <table:table-cell office:value-type="float" office:value="0.0280335861321777">
            <text:p>0.0280335861</text:p>
          </table:table-cell>
          <table:table-cell office:value-type="float" office:value="1.39590060342587">
            <text:p>1.3959006034</text:p>
          </table:table-cell>
          <table:table-cell office:value-type="float" office:value="1.16877167167404">
            <text:p>1.1687716717</text:p>
          </table:table-cell>
          <table:table-cell office:value-type="float" office:value="1.09965788008743">
            <text:p>1.0996578801</text:p>
          </table:table-cell>
          <table:table-cell office:value-type="float" office:value="6.83482555469283">
            <text:p>6.8348255547</text:p>
          </table:table-cell>
          <table:table-cell office:value-type="float" office:value="15.0966727469893">
            <text:p>15.096672747</text:p>
          </table:table-cell>
          <table:table-cell office:value-type="float" office:value="25.0705745859641">
            <text:p>25.07057458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304">
            <text:p>5304</text:p>
          </table:table-cell>
          <table:table-cell office:value-type="float" office:value="9647">
            <text:p>9647</text:p>
          </table:table-cell>
          <table:table-cell office:value-type="float" office:value="201.25">
            <text:p>201.25</text:p>
          </table:table-cell>
          <table:table-cell office:value-type="float" office:value="129">
            <text:p>129</text:p>
          </table:table-cell>
          <table:table-cell office:value-type="float" office:value="465.75">
            <text:p>465.75</text:p>
          </table:table-cell>
          <table:table-cell office:value-type="float" office:value="0.0672177688710755">
            <text:p>0.0672177689</text:p>
          </table:table-cell>
          <table:table-cell office:value-type="float" office:value="0.0243212669683258">
            <text:p>0.024321267</text:p>
          </table:table-cell>
          <table:table-cell office:value-type="float" office:value="0.0482792578003524">
            <text:p>0.0482792578</text:p>
          </table:table-cell>
          <table:table-cell office:value-type="float" office:value="1.24411791881469">
            <text:p>1.2441179188</text:p>
          </table:table-cell>
          <table:table-cell office:value-type="float" office:value="1.08628382148195">
            <text:p>1.0862838215</text:p>
          </table:table-cell>
          <table:table-cell office:value-type="float" office:value="1.17354594029939">
            <text:p>1.1735459403</text:p>
          </table:table-cell>
          <table:table-cell office:value-type="float" office:value="10.654779649473">
            <text:p>10.6547796495</text:p>
          </table:table-cell>
          <table:table-cell office:value-type="float" office:value="28.844818476334">
            <text:p>28.8448184763</text:p>
          </table:table-cell>
          <table:table-cell office:value-type="float" office:value="14.7008890632631">
            <text:p>14.700889063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345">
            <text:p>5345</text:p>
          </table:table-cell>
          <table:table-cell office:value-type="float" office:value="8828">
            <text:p>8828</text:p>
          </table:table-cell>
          <table:table-cell office:value-type="float" office:value="196.25">
            <text:p>196.25</text:p>
          </table:table-cell>
          <table:table-cell office:value-type="float" office:value="281.375">
            <text:p>281.375</text:p>
          </table:table-cell>
          <table:table-cell office:value-type="float" office:value="333.25">
            <text:p>333.25</text:p>
          </table:table-cell>
          <table:table-cell office:value-type="float" office:value="0.0631435006435006">
            <text:p>0.0631435006</text:p>
          </table:table-cell>
          <table:table-cell office:value-type="float" office:value="0.0526426566884939">
            <text:p>0.0526426567</text:p>
          </table:table-cell>
          <table:table-cell office:value-type="float" office:value="0.0377492070684187">
            <text:p>0.0377492071</text:p>
          </table:table-cell>
          <table:table-cell office:value-type="float" office:value="1.22881697153234">
            <text:p>1.2288169715</text:p>
          </table:table-cell>
          <table:table-cell office:value-type="float" office:value="1.18968094704405">
            <text:p>1.189680947</text:p>
          </table:table-cell>
          <table:table-cell office:value-type="float" office:value="1.13491522990268">
            <text:p>1.1349152299</text:p>
          </table:table-cell>
          <table:table-cell office:value-type="float" office:value="11.3203691867689">
            <text:p>11.3203691868</text:p>
          </table:table-cell>
          <table:table-cell office:value-type="float" office:value="13.5106353691584">
            <text:p>13.5106353692</text:p>
          </table:table-cell>
          <table:table-cell office:value-type="float" office:value="18.7063337130286">
            <text:p>18.70633371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700">
            <text:p>5700</text:p>
          </table:table-cell>
          <table:table-cell office:value-type="float" office:value="10237">
            <text:p>10237</text:p>
          </table:table-cell>
          <table:table-cell office:value-type="float" office:value="161">
            <text:p>161</text:p>
          </table:table-cell>
          <table:table-cell office:value-type="float" office:value="433.125">
            <text:p>433.125</text:p>
          </table:table-cell>
          <table:table-cell office:value-type="float" office:value="592.625">
            <text:p>592.625</text:p>
          </table:table-cell>
          <table:table-cell office:value-type="float" office:value="0.0457386363636364">
            <text:p>0.0457386364</text:p>
          </table:table-cell>
          <table:table-cell office:value-type="float" office:value="0.0759868421052632">
            <text:p>0.0759868421</text:p>
          </table:table-cell>
          <table:table-cell office:value-type="float" office:value="0.0578904952622839">
            <text:p>0.0578904953</text:p>
          </table:table-cell>
          <table:table-cell office:value-type="float" office:value="1.16418559207128">
            <text:p>1.1641855921</text:p>
          </table:table-cell>
          <table:table-cell office:value-type="float" office:value="1.27727098770776">
            <text:p>1.2772709877</text:p>
          </table:table-cell>
          <table:table-cell office:value-type="float" office:value="1.20918529992375">
            <text:p>1.2091852999</text:p>
          </table:table-cell>
          <table:table-cell office:value-type="float" office:value="15.4985125562837">
            <text:p>15.4985125563</text:p>
          </table:table-cell>
          <table:table-cell office:value-type="float" office:value="9.46428048383925">
            <text:p>9.4642804838</text:p>
          </table:table-cell>
          <table:table-cell office:value-type="float" office:value="12.3167425109878">
            <text:p>12.31674251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64">
            <text:p>6864</text:p>
          </table:table-cell>
          <table:table-cell office:value-type="float" office:value="12601">
            <text:p>12601</text:p>
          </table:table-cell>
          <table:table-cell office:value-type="float" office:value="191.75">
            <text:p>191.75</text:p>
          </table:table-cell>
          <table:table-cell office:value-type="float" office:value="321">
            <text:p>321</text:p>
          </table:table-cell>
          <table:table-cell office:value-type="float" office:value="589.75">
            <text:p>589.75</text:p>
          </table:table-cell>
          <table:table-cell office:value-type="float" office:value="0.0467568885637649">
            <text:p>0.0467568886</text:p>
          </table:table-cell>
          <table:table-cell office:value-type="float" office:value="0.0467657342657343">
            <text:p>0.0467657343</text:p>
          </table:table-cell>
          <table:table-cell office:value-type="float" office:value="0.0468018411237203">
            <text:p>0.0468018411</text:p>
          </table:table-cell>
          <table:table-cell office:value-type="float" office:value="1.16793407496438">
            <text:p>1.167934075</text:p>
          </table:table-cell>
          <table:table-cell office:value-type="float" office:value="1.16796665637684">
            <text:p>1.1679666564</text:p>
          </table:table-cell>
          <table:table-cell office:value-type="float" office:value="1.16809965210486">
            <text:p>1.1680996521</text:p>
          </table:table-cell>
          <table:table-cell office:value-type="float" office:value="15.1684274222544">
            <text:p>15.1684274223</text:p>
          </table:table-cell>
          <table:table-cell office:value-type="float" office:value="15.1656228929013">
            <text:p>15.1656228929</text:p>
          </table:table-cell>
          <table:table-cell office:value-type="float" office:value="15.1541862089135">
            <text:p>15.154186208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912">
            <text:p>5912</text:p>
          </table:table-cell>
          <table:table-cell office:value-type="float" office:value="10718">
            <text:p>10718</text:p>
          </table:table-cell>
          <table:table-cell office:value-type="float" office:value="197.25">
            <text:p>197.25</text:p>
          </table:table-cell>
          <table:table-cell office:value-type="float" office:value="250.75">
            <text:p>250.75</text:p>
          </table:table-cell>
          <table:table-cell office:value-type="float" office:value="513.75">
            <text:p>513.75</text:p>
          </table:table-cell>
          <table:table-cell office:value-type="float" office:value="0.0506028732683427">
            <text:p>0.0506028733</text:p>
          </table:table-cell>
          <table:table-cell office:value-type="float" office:value="0.0424137347767253">
            <text:p>0.0424137348</text:p>
          </table:table-cell>
          <table:table-cell office:value-type="float" office:value="0.0479333830938608">
            <text:p>0.0479333831</text:p>
          </table:table-cell>
          <table:table-cell office:value-type="float" office:value="1.1821289319739">
            <text:p>1.182128932</text:p>
          </table:table-cell>
          <table:table-cell office:value-type="float" office:value="1.15197396451805">
            <text:p>1.1519739645</text:p>
          </table:table-cell>
          <table:table-cell office:value-type="float" office:value="1.17227015488957">
            <text:p>1.1722701549</text:p>
          </table:table-cell>
          <table:table-cell office:value-type="float" office:value="14.0415053864042">
            <text:p>14.0415053864</text:p>
          </table:table-cell>
          <table:table-cell office:value-type="float" office:value="16.6866912519639">
            <text:p>16.686691252</text:p>
          </table:table-cell>
          <table:table-cell office:value-type="float" office:value="14.8045047453866">
            <text:p>14.804504745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68">
            <text:p>3868</text:p>
          </table:table-cell>
          <table:table-cell office:value-type="float" office:value="6492">
            <text:p>6492</text:p>
          </table:table-cell>
          <table:table-cell office:value-type="float" office:value="11453">
            <text:p>11453</text:p>
          </table:table-cell>
          <table:table-cell office:value-type="float" office:value="183.5">
            <text:p>183.5</text:p>
          </table:table-cell>
          <table:table-cell office:value-type="float" office:value="575.625">
            <text:p>575.625</text:p>
          </table:table-cell>
          <table:table-cell office:value-type="float" office:value="834.625">
            <text:p>834.625</text:p>
          </table:table-cell>
          <table:table-cell office:value-type="float" office:value="0.047440537745605">
            <text:p>0.0474405377</text:p>
          </table:table-cell>
          <table:table-cell office:value-type="float" office:value="0.088666820702403">
            <text:p>0.0886668207</text:p>
          </table:table-cell>
          <table:table-cell office:value-type="float" office:value="0.072873919497075">
            <text:p>0.0728739195</text:p>
          </table:table-cell>
          <table:table-cell office:value-type="float" office:value="1.17045306716794">
            <text:p>1.1704530672</text:p>
          </table:table-cell>
          <table:table-cell office:value-type="float" office:value="1.32574301044162">
            <text:p>1.3257430104</text:p>
          </table:table-cell>
          <table:table-cell office:value-type="float" office:value="1.26546751019978">
            <text:p>1.2654675102</text:p>
          </table:table-cell>
          <table:table-cell office:value-type="float" office:value="14.95475906776">
            <text:p>14.9547590678</text:p>
          </table:table-cell>
          <table:table-cell office:value-type="float" office:value="8.15910287779731">
            <text:p>8.1591028778</text:p>
          </table:table-cell>
          <table:table-cell office:value-type="float" office:value="9.8541054915554">
            <text:p>9.854105491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4218">
            <text:p>4218</text:p>
          </table:table-cell>
          <table:table-cell office:value-type="float" office:value="7246">
            <text:p>7246</text:p>
          </table:table-cell>
          <table:table-cell office:value-type="float" office:value="15698">
            <text:p>15698</text:p>
          </table:table-cell>
          <table:table-cell office:value-type="float" office:value="188.375">
            <text:p>188.375</text:p>
          </table:table-cell>
          <table:table-cell office:value-type="float" office:value="412">
            <text:p>412</text:p>
          </table:table-cell>
          <table:table-cell office:value-type="float" office:value="872.125">
            <text:p>872.125</text:p>
          </table:table-cell>
          <table:table-cell office:value-type="float" office:value="0.0446597913703177">
            <text:p>0.0446597914</text:p>
          </table:table-cell>
          <table:table-cell office:value-type="float" office:value="0.0568589566657466">
            <text:p>0.0568589567</text:p>
          </table:table-cell>
          <table:table-cell office:value-type="float" office:value="0.0555564403108676">
            <text:p>0.0555564403</text:p>
          </table:table-cell>
          <table:table-cell office:value-type="float" office:value="1.16021848384798">
            <text:p>1.1602184838</text:p>
          </table:table-cell>
          <table:table-cell office:value-type="float" office:value="1.20534291259822">
            <text:p>1.2053429126</text:p>
          </table:table-cell>
          <table:table-cell office:value-type="float" office:value="1.20049711648567">
            <text:p>1.2004971165</text:p>
          </table:table-cell>
          <table:table-cell office:value-type="float" office:value="15.8646594266741">
            <text:p>15.8646594267</text:p>
          </table:table-cell>
          <table:table-cell office:value-type="float" office:value="12.5340213453079">
            <text:p>12.5340213453</text:p>
          </table:table-cell>
          <table:table-cell office:value-type="float" office:value="12.8199012040262">
            <text:p>12.81990120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133">
            <text:p>133</text:p>
          </table:table-cell>
          <table:table-cell table:number-columns-repeated="2" office:value-type="float" office:value="72">
            <text:p>72</text:p>
          </table:table-cell>
          <table:table-cell office:value-type="float" office:value="4541">
            <text:p>4541</text:p>
          </table:table-cell>
          <table:table-cell office:value-type="float" office:value="7690">
            <text:p>7690</text:p>
          </table:table-cell>
          <table:table-cell office:value-type="float" office:value="14012">
            <text:p>14012</text:p>
          </table:table-cell>
          <table:table-cell office:value-type="float" office:value="190.75">
            <text:p>190.75</text:p>
          </table:table-cell>
          <table:table-cell office:value-type="float" office:value="342.625">
            <text:p>342.625</text:p>
          </table:table-cell>
          <table:table-cell office:value-type="float" office:value="545.25">
            <text:p>545.25</text:p>
          </table:table-cell>
          <table:table-cell office:value-type="float" office:value="0.0420061660427219">
            <text:p>0.042006166</text:p>
          </table:table-cell>
          <table:table-cell office:value-type="float" office:value="0.0445546163849155">
            <text:p>0.0445546164</text:p>
          </table:table-cell>
          <table:table-cell office:value-type="float" office:value="0.0389130745075649">
            <text:p>0.0389130745</text:p>
          </table:table-cell>
          <table:table-cell office:value-type="float" office:value="1.15048003640132">
            <text:p>1.1504800364</text:p>
          </table:table-cell>
          <table:table-cell office:value-type="float" office:value="1.15983198047597">
            <text:p>1.1598319805</text:p>
          </table:table-cell>
          <table:table-cell office:value-type="float" office:value="1.13916364641703">
            <text:p>1.1391636464</text:p>
          </table:table-cell>
          <table:table-cell office:value-type="float" office:value="16.8452786300106">
            <text:p>16.84527863</text:p>
          </table:table-cell>
          <table:table-cell office:value-type="float" office:value="15.9013029688877">
            <text:p>15.9013029689</text:p>
          </table:table-cell>
          <table:table-cell office:value-type="float" office:value="18.1570752040469">
            <text:p>18.15707520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450">
            <text:p>4450</text:p>
          </table:table-cell>
          <table:table-cell office:value-type="float" office:value="7585">
            <text:p>7585</text:p>
          </table:table-cell>
          <table:table-cell office:value-type="float" office:value="14418">
            <text:p>14418</text:p>
          </table:table-cell>
          <table:table-cell office:value-type="float" office:value="188.875">
            <text:p>188.875</text:p>
          </table:table-cell>
          <table:table-cell office:value-type="float" office:value="641.875">
            <text:p>641.875</text:p>
          </table:table-cell>
          <table:table-cell office:value-type="float" office:value="805.875">
            <text:p>805.875</text:p>
          </table:table-cell>
          <table:table-cell office:value-type="float" office:value="0.0424438202247191">
            <text:p>0.0424438202</text:p>
          </table:table-cell>
          <table:table-cell office:value-type="float" office:value="0.0846242584047462">
            <text:p>0.0846242584</text:p>
          </table:table-cell>
          <table:table-cell office:value-type="float" office:value="0.0558936745734499">
            <text:p>0.0558936746</text:p>
          </table:table-cell>
          <table:table-cell office:value-type="float" office:value="1.15208426742204">
            <text:p>1.1520842674</text:p>
          </table:table-cell>
          <table:table-cell office:value-type="float" office:value="1.3102209840333">
            <text:p>1.310220984</text:p>
          </table:table-cell>
          <table:table-cell office:value-type="float" office:value="1.20175110260743">
            <text:p>1.2017511026</text:p>
          </table:table-cell>
          <table:table-cell office:value-type="float" office:value="16.6751055206908">
            <text:p>16.6751055207</text:p>
          </table:table-cell>
          <table:table-cell office:value-type="float" office:value="8.53276228043682">
            <text:p>8.5327622804</text:p>
          </table:table-cell>
          <table:table-cell office:value-type="float" office:value="12.7446061408623">
            <text:p>12.744606140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882">
            <text:p>4882</text:p>
          </table:table-cell>
          <table:table-cell office:value-type="float" office:value="8406">
            <text:p>8406</text:p>
          </table:table-cell>
          <table:table-cell office:value-type="float" office:value="15693">
            <text:p>15693</text:p>
          </table:table-cell>
          <table:table-cell office:value-type="float" office:value="254">
            <text:p>254</text:p>
          </table:table-cell>
          <table:table-cell office:value-type="float" office:value="459.75">
            <text:p>459.75</text:p>
          </table:table-cell>
          <table:table-cell office:value-type="float" office:value="881.875">
            <text:p>881.875</text:p>
          </table:table-cell>
          <table:table-cell office:value-type="float" office:value="0.0520278574354773">
            <text:p>0.0520278574</text:p>
          </table:table-cell>
          <table:table-cell office:value-type="float" office:value="0.0546930763740186">
            <text:p>0.0546930764</text:p>
          </table:table-cell>
          <table:table-cell office:value-type="float" office:value="0.0561954374561907">
            <text:p>0.0561954375</text:p>
          </table:table-cell>
          <table:table-cell office:value-type="float" office:value="1.18740302100485">
            <text:p>1.187403021</text:p>
          </table:table-cell>
          <table:table-cell office:value-type="float" office:value="1.19728877921144">
            <text:p>1.1972887792</text:p>
          </table:table-cell>
          <table:table-cell office:value-type="float" office:value="1.20287356839082">
            <text:p>1.2028735684</text:p>
          </table:table-cell>
          <table:table-cell office:value-type="float" office:value="13.6662603186964">
            <text:p>13.6662603187</text:p>
          </table:table-cell>
          <table:table-cell office:value-type="float" office:value="13.0168969272131">
            <text:p>13.0168969272</text:p>
          </table:table-cell>
          <table:table-cell office:value-type="float" office:value="12.6779967938921">
            <text:p>12.677996793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476">
            <text:p>5476</text:p>
          </table:table-cell>
          <table:table-cell office:value-type="float" office:value="9488">
            <text:p>9488</text:p>
          </table:table-cell>
          <table:table-cell office:value-type="float" office:value="17631">
            <text:p>17631</text:p>
          </table:table-cell>
          <table:table-cell office:value-type="float" office:value="345.875">
            <text:p>345.875</text:p>
          </table:table-cell>
          <table:table-cell office:value-type="float" office:value="589.5">
            <text:p>589.5</text:p>
          </table:table-cell>
          <table:table-cell office:value-type="float" office:value="596.75">
            <text:p>596.75</text:p>
          </table:table-cell>
          <table:table-cell office:value-type="float" office:value="0.0631619795471147">
            <text:p>0.0631619795</text:p>
          </table:table-cell>
          <table:table-cell office:value-type="float" office:value="0.0621311129848229">
            <text:p>0.062131113</text:p>
          </table:table-cell>
          <table:table-cell office:value-type="float" office:value="0.0338466337700641">
            <text:p>0.0338466338</text:p>
          </table:table-cell>
          <table:table-cell office:value-type="float" office:value="1.22888622230911">
            <text:p>1.2288862223</text:p>
          </table:table-cell>
          <table:table-cell office:value-type="float" office:value="1.22502503484032">
            <text:p>1.2250250348</text:p>
          </table:table-cell>
          <table:table-cell office:value-type="float" office:value="1.12070858364565">
            <text:p>1.1207085836</text:p>
          </table:table-cell>
          <table:table-cell office:value-type="float" office:value="11.317156613859">
            <text:p>11.3171566139</text:p>
          </table:table-cell>
          <table:table-cell office:value-type="float" office:value="11.4992929750209">
            <text:p>11.499292975</text:p>
          </table:table-cell>
          <table:table-cell office:value-type="float" office:value="20.8237090578122">
            <text:p>20.823709057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610">
            <text:p>5610</text:p>
          </table:table-cell>
          <table:table-cell office:value-type="float" office:value="9652">
            <text:p>9652</text:p>
          </table:table-cell>
          <table:table-cell office:value-type="float" office:value="17175">
            <text:p>17175</text:p>
          </table:table-cell>
          <table:table-cell office:value-type="float" office:value="399.75">
            <text:p>399.75</text:p>
          </table:table-cell>
          <table:table-cell office:value-type="float" office:value="621.25">
            <text:p>621.25</text:p>
          </table:table-cell>
          <table:table-cell office:value-type="float" office:value="369.375">
            <text:p>369.375</text:p>
          </table:table-cell>
          <table:table-cell office:value-type="float" office:value="0.0712566844919786">
            <text:p>0.0712566845</text:p>
          </table:table-cell>
          <table:table-cell office:value-type="float" office:value="0.064364898466639">
            <text:p>0.0643648985</text:p>
          </table:table-cell>
          <table:table-cell office:value-type="float" office:value="0.0215065502183406">
            <text:p>0.0215065502</text:p>
          </table:table-cell>
          <table:table-cell office:value-type="float" office:value="1.25935032528811">
            <text:p>1.2593503253</text:p>
          </table:table-cell>
          <table:table-cell office:value-type="float" office:value="1.23339711133629">
            <text:p>1.2333971113</text:p>
          </table:table-cell>
          <table:table-cell office:value-type="float" office:value="1.07617948790069">
            <text:p>1.0761794879</text:p>
          </table:table-cell>
          <table:table-cell office:value-type="float" office:value="10.0700668624912">
            <text:p>10.0700668625</text:p>
          </table:table-cell>
          <table:table-cell office:value-type="float" office:value="11.1119954000209">
            <text:p>11.1119954</text:p>
          </table:table-cell>
          <table:table-cell office:value-type="float" office:value="32.5749291416821">
            <text:p>32.574929141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781">
            <text:p>5781</text:p>
          </table:table-cell>
          <table:table-cell office:value-type="float" office:value="9786">
            <text:p>9786</text:p>
          </table:table-cell>
          <table:table-cell office:value-type="float" office:value="16044">
            <text:p>16044</text:p>
          </table:table-cell>
          <table:table-cell office:value-type="float" office:value="424.25">
            <text:p>424.25</text:p>
          </table:table-cell>
          <table:table-cell office:value-type="float" office:value="800.75">
            <text:p>800.75</text:p>
          </table:table-cell>
          <table:table-cell office:value-type="float" office:value="422.75">
            <text:p>422.75</text:p>
          </table:table-cell>
          <table:table-cell office:value-type="float" office:value="0.0733869572738281">
            <text:p>0.0733869573</text:p>
          </table:table-cell>
          <table:table-cell office:value-type="float" office:value="0.0818260780707133">
            <text:p>0.0818260781</text:p>
          </table:table-cell>
          <table:table-cell office:value-type="float" office:value="0.0263494141111942">
            <text:p>0.0263494141</text:p>
          </table:table-cell>
          <table:table-cell office:value-type="float" office:value="1.2674102156343">
            <text:p>1.2674102156</text:p>
          </table:table-cell>
          <table:table-cell office:value-type="float" office:value="1.29951446707027">
            <text:p>1.2995144671</text:p>
          </table:table-cell>
          <table:table-cell office:value-type="float" office:value="1.09358376097223">
            <text:p>1.093583761</text:p>
          </table:table-cell>
          <table:table-cell office:value-type="float" office:value="9.78758367902052">
            <text:p>9.787583679</text:p>
          </table:table-cell>
          <table:table-cell office:value-type="float" office:value="8.81301237300804">
            <text:p>8.813012373</text:p>
          </table:table-cell>
          <table:table-cell office:value-type="float" office:value="26.6510520686036">
            <text:p>26.651052068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344">
            <text:p>6344</text:p>
          </table:table-cell>
          <table:table-cell office:value-type="float" office:value="10963">
            <text:p>10963</text:p>
          </table:table-cell>
          <table:table-cell office:value-type="float" office:value="17314">
            <text:p>17314</text:p>
          </table:table-cell>
          <table:table-cell office:value-type="float" office:value="500.375">
            <text:p>500.375</text:p>
          </table:table-cell>
          <table:table-cell office:value-type="float" office:value="820.875">
            <text:p>820.875</text:p>
          </table:table-cell>
          <table:table-cell office:value-type="float" office:value="443.875">
            <text:p>443.875</text:p>
          </table:table-cell>
          <table:table-cell office:value-type="float" office:value="0.0788737389659521">
            <text:p>0.078873739</text:p>
          </table:table-cell>
          <table:table-cell office:value-type="float" office:value="0.0748768585241266">
            <text:p>0.0748768585</text:p>
          </table:table-cell>
          <table:table-cell office:value-type="float" office:value="0.0256367679334642">
            <text:p>0.0256367679</text:p>
          </table:table-cell>
          <table:table-cell office:value-type="float" office:value="1.28825137710983">
            <text:p>1.2882513771</text:p>
          </table:table-cell>
          <table:table-cell office:value-type="float" office:value="1.27305783096163">
            <text:p>1.273057831</text:p>
          </table:table-cell>
          <table:table-cell office:value-type="float" office:value="1.09101688575247">
            <text:p>1.0910168858</text:p>
          </table:table-cell>
          <table:table-cell office:value-type="float" office:value="9.13024921695711">
            <text:p>9.130249217</text:p>
          </table:table-cell>
          <table:table-cell office:value-type="float" office:value="9.59956477920761">
            <text:p>9.5995647792</text:p>
          </table:table-cell>
          <table:table-cell office:value-type="float" office:value="27.3823410216427">
            <text:p>27.382341021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6981">
            <text:p>6981</text:p>
          </table:table-cell>
          <table:table-cell office:value-type="float" office:value="11985">
            <text:p>11985</text:p>
          </table:table-cell>
          <table:table-cell office:value-type="float" office:value="17546">
            <text:p>17546</text:p>
          </table:table-cell>
          <table:table-cell office:value-type="float" office:value="552.375">
            <text:p>552.375</text:p>
          </table:table-cell>
          <table:table-cell office:value-type="float" office:value="872.125">
            <text:p>872.125</text:p>
          </table:table-cell>
          <table:table-cell office:value-type="float" office:value="438.5">
            <text:p>438.5</text:p>
          </table:table-cell>
          <table:table-cell office:value-type="float" office:value="0.0791254834550924">
            <text:p>0.0791254835</text:p>
          </table:table-cell>
          <table:table-cell office:value-type="float" office:value="0.0727680433875678">
            <text:p>0.0727680434</text:p>
          </table:table-cell>
          <table:table-cell office:value-type="float" office:value="0.0249914510429728">
            <text:p>0.024991451</text:p>
          </table:table-cell>
          <table:table-cell office:value-type="float" office:value="1.28921044267155">
            <text:p>1.2892104427</text:p>
          </table:table-cell>
          <table:table-cell office:value-type="float" office:value="1.26506672060786">
            <text:p>1.2650667206</text:p>
          </table:table-cell>
          <table:table-cell office:value-type="float" office:value="1.08869424099586">
            <text:p>1.088694241</text:p>
          </table:table-cell>
          <table:table-cell office:value-type="float" office:value="9.1022757788778">
            <text:p>9.1022757789</text:p>
          </table:table-cell>
          <table:table-cell office:value-type="float" office:value="9.86795037868226">
            <text:p>9.8679503787</text:p>
          </table:table-cell>
          <table:table-cell office:value-type="float" office:value="28.0805193476739">
            <text:p>28.080519347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490">
            <text:p>7490</text:p>
          </table:table-cell>
          <table:table-cell office:value-type="float" office:value="11788">
            <text:p>11788</text:p>
          </table:table-cell>
          <table:table-cell office:value-type="float" office:value="17165">
            <text:p>17165</text:p>
          </table:table-cell>
          <table:table-cell office:value-type="float" office:value="538.875">
            <text:p>538.875</text:p>
          </table:table-cell>
          <table:table-cell office:value-type="float" office:value="185.125">
            <text:p>185.125</text:p>
          </table:table-cell>
          <table:table-cell office:value-type="float" office:value="480">
            <text:p>480</text:p>
          </table:table-cell>
          <table:table-cell office:value-type="float" office:value="0.0719459279038718">
            <text:p>0.0719459279</text:p>
          </table:table-cell>
          <table:table-cell office:value-type="float" office:value="0.0157045300305395">
            <text:p>0.01570453</text:p>
          </table:table-cell>
          <table:table-cell office:value-type="float" office:value="0.0279638799883484">
            <text:p>0.02796388</text:p>
          </table:table-cell>
          <table:table-cell office:value-type="float" office:value="1.26195613208577">
            <text:p>1.2619561321</text:p>
          </table:table-cell>
          <table:table-cell office:value-type="float" office:value="1.05544925434331">
            <text:p>1.0554492543</text:p>
          </table:table-cell>
          <table:table-cell office:value-type="float" office:value="1.09940625798386">
            <text:p>1.099406258</text:p>
          </table:table-cell>
          <table:table-cell office:value-type="float" office:value="9.97684037508574">
            <text:p>9.9768403751</text:p>
          </table:table-cell>
          <table:table-cell office:value-type="float" office:value="0">
            <text:p>0</text:p>
          </table:table-cell>
          <table:table-cell office:value-type="float" office:value="25.1322125136096">
            <text:p>25.132212513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7844">
            <text:p>7844</text:p>
          </table:table-cell>
          <table:table-cell office:value-type="float" office:value="11516">
            <text:p>11516</text:p>
          </table:table-cell>
          <table:table-cell office:value-type="float" office:value="17074">
            <text:p>17074</text:p>
          </table:table-cell>
          <table:table-cell office:value-type="float" office:value="406.375">
            <text:p>406.375</text:p>
          </table:table-cell>
          <table:table-cell office:value-type="float" office:value="158.5">
            <text:p>158.5</text:p>
          </table:table-cell>
          <table:table-cell office:value-type="float" office:value="275.25">
            <text:p>275.25</text:p>
          </table:table-cell>
          <table:table-cell office:value-type="float" office:value="0.0518071137174911">
            <text:p>0.0518071137</text:p>
          </table:table-cell>
          <table:table-cell office:value-type="float" office:value="0.0137634595345606">
            <text:p>0.0137634595</text:p>
          </table:table-cell>
          <table:table-cell office:value-type="float" office:value="0.0161210026941549">
            <text:p>0.0161210027</text:p>
          </table:table-cell>
          <table:table-cell office:value-type="float" office:value="1.18658549299342">
            <text:p>1.186585493</text:p>
          </table:table-cell>
          <table:table-cell office:value-type="float" office:value="1.04854339669495">
            <text:p>1.0485433967</text:p>
          </table:table-cell>
          <table:table-cell office:value-type="float" office:value="1.05693288741616">
            <text:p>1.0569328874</text:p>
          </table:table-cell>
          <table:table-cell office:value-type="float" office:value="13.7230384623102">
            <text:p>13.72303846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8902">
            <text:p>8902</text:p>
          </table:table-cell>
          <table:table-cell office:value-type="float" office:value="12138">
            <text:p>12138</text:p>
          </table:table-cell>
          <table:table-cell office:value-type="float" office:value="18935">
            <text:p>18935</text:p>
          </table:table-cell>
          <table:table-cell office:value-type="float" office:value="361.25">
            <text:p>361.25</text:p>
          </table:table-cell>
          <table:table-cell office:value-type="float" office:value="301">
            <text:p>301</text:p>
          </table:table-cell>
          <table:table-cell office:value-type="float" office:value="336.875">
            <text:p>336.875</text:p>
          </table:table-cell>
          <table:table-cell office:value-type="float" office:value="0.0405807683666592">
            <text:p>0.0405807684</text:p>
          </table:table-cell>
          <table:table-cell office:value-type="float" office:value="0.02479815455594">
            <text:p>0.0247981546</text:p>
          </table:table-cell>
          <table:table-cell office:value-type="float" office:value="0.0177911275415896">
            <text:p>0.0177911275</text:p>
          </table:table-cell>
          <table:table-cell office:value-type="float" office:value="1.14526041485531">
            <text:p>1.1452604149</text:p>
          </table:table-cell>
          <table:table-cell office:value-type="float" office:value="1.08799883994578">
            <text:p>1.0879988399</text:p>
          </table:table-cell>
          <table:table-cell office:value-type="float" office:value="1.0628893338652">
            <text:p>1.0628893339</text:p>
          </table:table-cell>
          <table:table-cell office:value-type="float" office:value="17.4249574526167">
            <text:p>17.4249574526</text:p>
          </table:table-cell>
          <table:table-cell office:value-type="float" office:value="28.2967217276266">
            <text:p>28.29672172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office:value-type="float" office:value="9306">
            <text:p>9306</text:p>
          </table:table-cell>
          <table:table-cell office:value-type="float" office:value="12636">
            <text:p>12636</text:p>
          </table:table-cell>
          <table:table-cell office:value-type="float" office:value="19834">
            <text:p>19834</text:p>
          </table:table-cell>
          <table:table-cell office:value-type="float" office:value="59.5">
            <text:p>59.5</text:p>
          </table:table-cell>
          <table:table-cell office:value-type="float" office:value="420.5">
            <text:p>420.5</text:p>
          </table:table-cell>
          <table:table-cell office:value-type="float" office:value="139.875">
            <text:p>139.875</text:p>
          </table:table-cell>
          <table:table-cell office:value-type="float" office:value="0.00639372447883086">
            <text:p>0.0063937245</text:p>
          </table:table-cell>
          <table:table-cell office:value-type="float" office:value="0.0332779360557138">
            <text:p>0.0332779361</text:p>
          </table:table-cell>
          <table:table-cell office:value-type="float" office:value="0.00705228395684179">
            <text:p>0.007052284</text:p>
          </table:table-cell>
          <table:table-cell office:value-type="float" office:value="1.02245815991282">
            <text:p>1.0224581599</text:p>
          </table:table-cell>
          <table:table-cell office:value-type="float" office:value="1.11864332141013">
            <text:p>1.1186433214</text:p>
          </table:table-cell>
          <table:table-cell office:value-type="float" office:value="1.0247804738786">
            <text:p>1.0247804739</text:p>
          </table:table-cell>
          <table:table-cell office:value-type="float" office:value="0">
            <text:p>0</text:p>
          </table:table-cell>
          <table:table-cell office:value-type="float" office:value="21.1737142724744">
            <text:p>21.17371427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9067">
            <text:p>9067</text:p>
          </table:table-cell>
          <table:table-cell office:value-type="float" office:value="12386">
            <text:p>12386</text:p>
          </table:table-cell>
          <table:table-cell office:value-type="float" office:value="19372">
            <text:p>19372</text:p>
          </table:table-cell>
          <table:table-cell office:value-type="float" office:value="83.75">
            <text:p>83.75</text:p>
          </table:table-cell>
          <table:table-cell office:value-type="float" office:value="203.25">
            <text:p>203.25</text:p>
          </table:table-cell>
          <table:table-cell office:value-type="float" office:value="193.75">
            <text:p>193.75</text:p>
          </table:table-cell>
          <table:table-cell office:value-type="float" office:value="0.00923679276497188">
            <text:p>0.0092367928</text:p>
          </table:table-cell>
          <table:table-cell office:value-type="float" office:value="0.0164096560632973">
            <text:p>0.0164096561</text:p>
          </table:table-cell>
          <table:table-cell office:value-type="float" office:value="0.0100015486268842">
            <text:p>0.0100015486</text:p>
          </table:table-cell>
          <table:table-cell office:value-type="float" office:value="1.03249599862494">
            <text:p>1.0324959986</text:p>
          </table:table-cell>
          <table:table-cell office:value-type="float" office:value="1.05796157877329">
            <text:p>1.0579615788</text:p>
          </table:table-cell>
          <table:table-cell office:value-type="float" office:value="1.03520148090497">
            <text:p>1.03520148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66">
            <text:p>266</text:p>
          </table:table-cell>
          <table:table-cell office:value-type="float" office:value="8742">
            <text:p>8742</text:p>
          </table:table-cell>
          <table:table-cell office:value-type="float" office:value="12174">
            <text:p>12174</text:p>
          </table:table-cell>
          <table:table-cell office:value-type="float" office:value="19163">
            <text:p>19163</text:p>
          </table:table-cell>
          <table:table-cell office:value-type="float" office:value="174.25">
            <text:p>174.25</text:p>
          </table:table-cell>
          <table:table-cell office:value-type="float" office:value="275.375">
            <text:p>275.375</text:p>
          </table:table-cell>
          <table:table-cell office:value-type="float" office:value="303.625">
            <text:p>303.625</text:p>
          </table:table-cell>
          <table:table-cell office:value-type="float" office:value="0.0199325097231755">
            <text:p>0.0199325097</text:p>
          </table:table-cell>
          <table:table-cell office:value-type="float" office:value="0.022619927714802">
            <text:p>0.0226199277</text:p>
          </table:table-cell>
          <table:table-cell office:value-type="float" office:value="0.0158443354380838">
            <text:p>0.0158443354</text:p>
          </table:table-cell>
          <table:table-cell office:value-type="float" office:value="1.07054250172109">
            <text:p>1.0705425017</text:p>
          </table:table-cell>
          <table:table-cell office:value-type="float" office:value="1.08017260281626">
            <text:p>1.0801726028</text:p>
          </table:table-cell>
          <table:table-cell office:value-type="float" office:value="1.05594721824562">
            <text:p>1.0559472182</text:p>
          </table:table-cell>
          <table:table-cell office:value-type="float" office:value="0">
            <text:p>0</text:p>
          </table:table-cell>
          <table:table-cell office:value-type="float" office:value="30.9884909360314">
            <text:p>30.9884909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45">
            <text:p>145</text:p>
          </table:table-cell>
          <table:table-cell office:value-type="float" office:value="9306">
            <text:p>9306</text:p>
          </table:table-cell>
          <table:table-cell office:value-type="float" office:value="13604">
            <text:p>13604</text:p>
          </table:table-cell>
          <table:table-cell office:value-type="float" office:value="20153">
            <text:p>20153</text:p>
          </table:table-cell>
          <table:table-cell office:value-type="float" office:value="174.5">
            <text:p>174.5</text:p>
          </table:table-cell>
          <table:table-cell office:value-type="float" office:value="205.25">
            <text:p>205.25</text:p>
          </table:table-cell>
          <table:table-cell office:value-type="float" office:value="70.875">
            <text:p>70.875</text:p>
          </table:table-cell>
          <table:table-cell office:value-type="float" office:value="0.0187513432194283">
            <text:p>0.0187513432</text:p>
          </table:table-cell>
          <table:table-cell office:value-type="float" office:value="0.0150874742722729">
            <text:p>0.0150874743</text:p>
          </table:table-cell>
          <table:table-cell office:value-type="float" office:value="0.00351684612712747">
            <text:p>0.0035168461</text:p>
          </table:table-cell>
          <table:table-cell office:value-type="float" office:value="1.06631886249816">
            <text:p>1.0663188625</text:p>
          </table:table-cell>
          <table:table-cell office:value-type="float" office:value="1.05325231843759">
            <text:p>1.0532523184</text:p>
          </table:table-cell>
          <table:table-cell office:value-type="float" office:value="1.01233320313004">
            <text:p>1.01233320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9306">
            <text:p>9306</text:p>
          </table:table-cell>
          <table:table-cell office:value-type="float" office:value="13588">
            <text:p>13588</text:p>
          </table:table-cell>
          <table:table-cell office:value-type="float" office:value="19158">
            <text:p>19158</text:p>
          </table:table-cell>
          <table:table-cell office:value-type="float" office:value="59.5">
            <text:p>59.5</text:p>
          </table:table-cell>
          <table:table-cell office:value-type="float" office:value="131.125">
            <text:p>131.125</text:p>
          </table:table-cell>
          <table:table-cell office:value-type="float" office:value="261.625">
            <text:p>261.625</text:p>
          </table:table-cell>
          <table:table-cell office:value-type="float" office:value="0.00639372447883086">
            <text:p>0.0063937245</text:p>
          </table:table-cell>
          <table:table-cell office:value-type="float" office:value="0.00965005887547836">
            <text:p>0.0096500589</text:p>
          </table:table-cell>
          <table:table-cell office:value-type="float" office:value="0.0136561749660716">
            <text:p>0.013656175</text:p>
          </table:table-cell>
          <table:table-cell office:value-type="float" office:value="1.02245815991282">
            <text:p>1.0224581599</text:p>
          </table:table-cell>
          <table:table-cell office:value-type="float" office:value="1.03395772839132">
            <text:p>1.0339577284</text:p>
          </table:table-cell>
          <table:table-cell office:value-type="float" office:value="1.04816213496607">
            <text:p>1.0481621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8806">
            <text:p>8806</text:p>
          </table:table-cell>
          <table:table-cell office:value-type="float" office:value="13154">
            <text:p>13154</text:p>
          </table:table-cell>
          <table:table-cell office:value-type="float" office:value="18344">
            <text:p>18344</text:p>
          </table:table-cell>
          <table:table-cell office:value-type="float" office:value="136">
            <text:p>136</text:p>
          </table:table-cell>
          <table:table-cell office:value-type="float" office:value="192.375">
            <text:p>192.375</text:p>
          </table:table-cell>
          <table:table-cell office:value-type="float" office:value="200.25">
            <text:p>200.25</text:p>
          </table:table-cell>
          <table:table-cell office:value-type="float" office:value="0.0154440154440154">
            <text:p>0.0154440154</text:p>
          </table:table-cell>
          <table:table-cell office:value-type="float" office:value="0.014624828949369">
            <text:p>0.0146248289</text:p>
          </table:table-cell>
          <table:table-cell office:value-type="float" office:value="0.0109163759267335">
            <text:p>0.0109163759</text:p>
          </table:table-cell>
          <table:table-cell office:value-type="float" office:value="1.0545215485756">
            <text:p>1.0545215486</text:p>
          </table:table-cell>
          <table:table-cell office:value-type="float" office:value="1.05160611714152">
            <text:p>1.0516061171</text:p>
          </table:table-cell>
          <table:table-cell office:value-type="float" office:value="1.03844088357978">
            <text:p>1.03844088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171">
            <text:p>171</text:p>
          </table:table-cell>
          <table:table-cell office:value-type="float" office:value="9356">
            <text:p>9356</text:p>
          </table:table-cell>
          <table:table-cell office:value-type="float" office:value="13798">
            <text:p>13798</text:p>
          </table:table-cell>
          <table:table-cell office:value-type="float" office:value="19420">
            <text:p>19420</text:p>
          </table:table-cell>
          <table:table-cell office:value-type="float" office:value="157.75">
            <text:p>157.75</text:p>
          </table:table-cell>
          <table:table-cell office:value-type="float" office:value="248.125">
            <text:p>248.125</text:p>
          </table:table-cell>
          <table:table-cell office:value-type="float" office:value="318.125">
            <text:p>318.125</text:p>
          </table:table-cell>
          <table:table-cell office:value-type="float" office:value="0.0168608379649423">
            <text:p>0.016860838</text:p>
          </table:table-cell>
          <table:table-cell office:value-type="float" office:value="0.0179826786490796">
            <text:p>0.0179826786</text:p>
          </table:table-cell>
          <table:table-cell office:value-type="float" office:value="0.0163813079299691">
            <text:p>0.0163813079</text:p>
          </table:table-cell>
          <table:table-cell office:value-type="float" office:value="1.05957013707678">
            <text:p>1.0595701371</text:p>
          </table:table-cell>
          <table:table-cell office:value-type="float" office:value="1.06357319366532">
            <text:p>1.0635731937</text:p>
          </table:table-cell>
          <table:table-cell office:value-type="float" office:value="1.05786053836391">
            <text:p>1.05786053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0298">
            <text:p>10298</text:p>
          </table:table-cell>
          <table:table-cell office:value-type="float" office:value="13780">
            <text:p>13780</text:p>
          </table:table-cell>
          <table:table-cell office:value-type="float" office:value="20363">
            <text:p>20363</text:p>
          </table:table-cell>
          <table:table-cell office:value-type="float" office:value="124.75">
            <text:p>124.75</text:p>
          </table:table-cell>
          <table:table-cell office:value-type="float" office:value="81.75">
            <text:p>81.75</text:p>
          </table:table-cell>
          <table:table-cell office:value-type="float" office:value="245.75">
            <text:p>245.75</text:p>
          </table:table-cell>
          <table:table-cell office:value-type="float" office:value="0.0121140027189746">
            <text:p>0.0121140027</text:p>
          </table:table-cell>
          <table:table-cell office:value-type="float" office:value="0.00593251088534107">
            <text:p>0.0059325109</text:p>
          </table:table-cell>
          <table:table-cell office:value-type="float" office:value="0.0120684574964396">
            <text:p>0.0120684575</text:p>
          </table:table-cell>
          <table:table-cell office:value-type="float" office:value="1.04268663767769">
            <text:p>1.0426866377</text:p>
          </table:table-cell>
          <table:table-cell office:value-type="float" office:value="1.02083276968209">
            <text:p>1.0208327697</text:p>
          </table:table-cell>
          <table:table-cell office:value-type="float" office:value="1.04252507066357">
            <text:p>1.0425250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2" office:value-type="float" office:value="333">
            <text:p>333</text:p>
          </table:table-cell>
          <table:table-cell office:value-type="float" office:value="10290">
            <text:p>10290</text:p>
          </table:table-cell>
          <table:table-cell office:value-type="float" office:value="13682">
            <text:p>13682</text:p>
          </table:table-cell>
          <table:table-cell office:value-type="float" office:value="20126">
            <text:p>20126</text:p>
          </table:table-cell>
          <table:table-cell office:value-type="float" office:value="-2.125">
            <text:p>-2.125</text:p>
          </table:table-cell>
          <table:table-cell office:value-type="float" office:value="40.25">
            <text:p>40.25</text:p>
          </table:table-cell>
          <table:table-cell office:value-type="float" office:value="420.25">
            <text:p>420.25</text:p>
          </table:table-cell>
          <table:table-cell office:value-type="float" office:value="-0.000206511175898931">
            <text:p>-0.0002065112</text:p>
          </table:table-cell>
          <table:table-cell office:value-type="float" office:value="0.00294182137114457">
            <text:p>0.0029418214</text:p>
          </table:table-cell>
          <table:table-cell office:value-type="float" office:value="0.0208809500149061">
            <text:p>0.02088095</text:p>
          </table:table-cell>
          <table:table-cell office:value-type="float" office:value="0.999277294472211">
            <text:p>0.9992772945</text:p>
          </table:table-cell>
          <table:table-cell office:value-type="float" office:value="1.01031333725245">
            <text:p>1.0103133373</text:p>
          </table:table-cell>
          <table:table-cell office:value-type="float" office:value="1.07393791263628">
            <text:p>1.0739379126</text:p>
          </table:table-cell>
          <table:table-cell table:number-columns-repeated="2" office:value-type="float" office:value="0">
            <text:p>0</text:p>
          </table:table-cell>
          <table:table-cell office:value-type="float" office:value="33.5405735961779">
            <text:p>33.540573596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10050">
            <text:p>10050</text:p>
          </table:table-cell>
          <table:table-cell office:value-type="float" office:value="13492">
            <text:p>13492</text:p>
          </table:table-cell>
          <table:table-cell office:value-type="float" office:value="21331">
            <text:p>21331</text:p>
          </table:table-cell>
          <table:table-cell office:value-type="float" office:value="70">
            <text:p>70</text:p>
          </table:table-cell>
          <table:table-cell office:value-type="float" office:value="292">
            <text:p>292</text:p>
          </table:table-cell>
          <table:table-cell office:value-type="float" office:value="893">
            <text:p>893</text:p>
          </table:table-cell>
          <table:table-cell office:value-type="float" office:value="0.00696517412935323">
            <text:p>0.0069651741</text:p>
          </table:table-cell>
          <table:table-cell office:value-type="float" office:value="0.0216424547880225">
            <text:p>0.0216424548</text:p>
          </table:table-cell>
          <table:table-cell office:value-type="float" office:value="0.0418639538699545">
            <text:p>0.0418639539</text:p>
          </table:table-cell>
          <table:table-cell office:value-type="float" office:value="1.02447319620801">
            <text:p>1.0244731962</text:p>
          </table:table-cell>
          <table:table-cell office:value-type="float" office:value="1.07666664762261">
            <text:p>1.0766666476</text:p>
          </table:table-cell>
          <table:table-cell office:value-type="float" office:value="1.14995891618675">
            <text:p>1.1499589162</text:p>
          </table:table-cell>
          <table:table-cell office:value-type="float" office:value="0">
            <text:p>0</text:p>
          </table:table-cell>
          <table:table-cell office:value-type="float" office:value="32.3725346268663">
            <text:p>32.3725346269</text:p>
          </table:table-cell>
          <table:table-cell office:value-type="float" office:value="16.9013408147025">
            <text:p>16.901340814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0294">
            <text:p>10294</text:p>
          </table:table-cell>
          <table:table-cell office:value-type="float" office:value="14042">
            <text:p>14042</text:p>
          </table:table-cell>
          <table:table-cell office:value-type="float" office:value="21948">
            <text:p>21948</text:p>
          </table:table-cell>
          <table:table-cell office:value-type="float" office:value="128">
            <text:p>128</text:p>
          </table:table-cell>
          <table:table-cell office:value-type="float" office:value="138.75">
            <text:p>138.75</text:p>
          </table:table-cell>
          <table:table-cell office:value-type="float" office:value="858.125">
            <text:p>858.125</text:p>
          </table:table-cell>
          <table:table-cell office:value-type="float" office:value="0.0124344278220323">
            <text:p>0.0124344278</text:p>
          </table:table-cell>
          <table:table-cell office:value-type="float" office:value="0.0098810710724968">
            <text:p>0.0098810711</text:p>
          </table:table-cell>
          <table:table-cell office:value-type="float" office:value="0.0390980954984509">
            <text:p>0.0390980955</text:p>
          </table:table-cell>
          <table:table-cell office:value-type="float" office:value="1.04382354276783">
            <text:p>1.0438235428</text:p>
          </table:table-cell>
          <table:table-cell office:value-type="float" office:value="1.0347751144622">
            <text:p>1.0347751145</text:p>
          </table:table-cell>
          <table:table-cell office:value-type="float" office:value="1.13983950994493">
            <text:p>1.1398395099</text:p>
          </table:table-cell>
          <table:table-cell table:number-columns-repeated="2" office:value-type="float" office:value="0">
            <text:p>0</text:p>
          </table:table-cell>
          <table:table-cell office:value-type="float" office:value="18.0727711804185">
            <text:p>18.072771180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281">
            <text:p>281</text:p>
          </table:table-cell>
          <table:table-cell office:value-type="float" office:value="10304">
            <text:p>10304</text:p>
          </table:table-cell>
          <table:table-cell office:value-type="float" office:value="14352">
            <text:p>14352</text:p>
          </table:table-cell>
          <table:table-cell office:value-type="float" office:value="21360">
            <text:p>21360</text:p>
          </table:table-cell>
          <table:table-cell office:value-type="float" office:value="34.75">
            <text:p>34.75</text:p>
          </table:table-cell>
          <table:table-cell office:value-type="float" office:value="103">
            <text:p>103</text:p>
          </table:table-cell>
          <table:table-cell office:value-type="float" office:value="914.625">
            <text:p>914.625</text:p>
          </table:table-cell>
          <table:table-cell office:value-type="float" office:value="0.00337247670807453">
            <text:p>0.0033724767</text:p>
          </table:table-cell>
          <table:table-cell office:value-type="float" office:value="0.00717670011148272">
            <text:p>0.0071767001</text:p>
          </table:table-cell>
          <table:table-cell office:value-type="float" office:value="0.0428195224719101">
            <text:p>0.0428195225</text:p>
          </table:table-cell>
          <table:table-cell office:value-type="float" office:value="1.01182596073259">
            <text:p>1.0118259607</text:p>
          </table:table-cell>
          <table:table-cell office:value-type="float" office:value="1.02521940023819">
            <text:p>1.0252194002</text:p>
          </table:table-cell>
          <table:table-cell office:value-type="float" office:value="1.15346201120094">
            <text:p>1.1534620112</text:p>
          </table:table-cell>
          <table:table-cell table:number-columns-repeated="2" office:value-type="float" office:value="0">
            <text:p>0</text:p>
          </table:table-cell>
          <table:table-cell office:value-type="float" office:value="16.5317956701822">
            <text:p>16.531795670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880">
            <text:p>9880</text:p>
          </table:table-cell>
          <table:table-cell office:value-type="float" office:value="14116">
            <text:p>14116</text:p>
          </table:table-cell>
          <table:table-cell office:value-type="float" office:value="22396">
            <text:p>22396</text:p>
          </table:table-cell>
          <table:table-cell office:value-type="float" office:value="-1.875">
            <text:p>-1.875</text:p>
          </table:table-cell>
          <table:table-cell office:value-type="float" office:value="285.125">
            <text:p>285.125</text:p>
          </table:table-cell>
          <table:table-cell office:value-type="float" office:value="1250.875">
            <text:p>1250.875</text:p>
          </table:table-cell>
          <table:table-cell office:value-type="float" office:value="-0.000189777327935223">
            <text:p>-0.0001897773</text:p>
          </table:table-cell>
          <table:table-cell office:value-type="float" office:value="0.020198710682913">
            <text:p>0.0201987107</text:p>
          </table:table-cell>
          <table:table-cell office:value-type="float" office:value="0.0558526076085015">
            <text:p>0.0558526076</text:p>
          </table:table-cell>
          <table:table-cell office:value-type="float" office:value="0.999335849942478">
            <text:p>0.9993358499</text:p>
          </table:table-cell>
          <table:table-cell office:value-type="float" office:value="1.07149514370017">
            <text:p>1.0714951437</text:p>
          </table:table-cell>
          <table:table-cell office:value-type="float" office:value="1.20159837363203">
            <text:p>1.2015983736</text:p>
          </table:table-cell>
          <table:table-cell office:value-type="float" office:value="0">
            <text:p>0</text:p>
          </table:table-cell>
          <table:table-cell office:value-type="float" office:value="34.6618256941268">
            <text:p>34.6618256941</text:p>
          </table:table-cell>
          <table:table-cell office:value-type="float" office:value="12.7537266467273">
            <text:p>12.753726646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9620">
            <text:p>9620</text:p>
          </table:table-cell>
          <table:table-cell office:value-type="float" office:value="15081">
            <text:p>15081</text:p>
          </table:table-cell>
          <table:table-cell office:value-type="float" office:value="24957">
            <text:p>24957</text:p>
          </table:table-cell>
          <table:table-cell office:value-type="float" office:value="98.5">
            <text:p>98.5</text:p>
          </table:table-cell>
          <table:table-cell office:value-type="float" office:value="539.5">
            <text:p>539.5</text:p>
          </table:table-cell>
          <table:table-cell office:value-type="float" office:value="1230.75">
            <text:p>1230.75</text:p>
          </table:table-cell>
          <table:table-cell office:value-type="float" office:value="0.0102390852390852">
            <text:p>0.0102390852</text:p>
          </table:table-cell>
          <table:table-cell office:value-type="float" office:value="0.0357734898216299">
            <text:p>0.0357734898</text:p>
          </table:table-cell>
          <table:table-cell office:value-type="float" office:value="0.0493148214929679">
            <text:p>0.0493148215</text:p>
          </table:table-cell>
          <table:table-cell office:value-type="float" office:value="1.0360422825152">
            <text:p>1.0360422825</text:p>
          </table:table-cell>
          <table:table-cell office:value-type="float" office:value="1.12771550982078">
            <text:p>1.1277155098</text:p>
          </table:table-cell>
          <table:table-cell office:value-type="float" office:value="1.1773685003984">
            <text:p>1.1773685004</text:p>
          </table:table-cell>
          <table:table-cell office:value-type="float" office:value="0">
            <text:p>0</text:p>
          </table:table-cell>
          <table:table-cell office:value-type="float" office:value="19.7205445440138">
            <text:p>19.720544544</text:p>
          </table:table-cell>
          <table:table-cell office:value-type="float" office:value="14.3993480659373">
            <text:p>14.3993480659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323">
            <text:p>323</text:p>
          </table:table-cell>
          <table:table-cell office:value-type="float" office:value="10380">
            <text:p>10380</text:p>
          </table:table-cell>
          <table:table-cell office:value-type="float" office:value="15474">
            <text:p>15474</text:p>
          </table:table-cell>
          <table:table-cell office:value-type="float" office:value="26133">
            <text:p>26133</text:p>
          </table:table-cell>
          <table:table-cell office:value-type="float" office:value="116.25">
            <text:p>116.25</text:p>
          </table:table-cell>
          <table:table-cell office:value-type="float" office:value="560.5">
            <text:p>560.5</text:p>
          </table:table-cell>
          <table:table-cell office:value-type="float" office:value="1304.125">
            <text:p>1304.125</text:p>
          </table:table-cell>
          <table:table-cell office:value-type="float" office:value="0.0111994219653179">
            <text:p>0.011199422</text:p>
          </table:table-cell>
          <table:table-cell office:value-type="float" office:value="0.0362220498901383">
            <text:p>0.0362220499</text:p>
          </table:table-cell>
          <table:table-cell office:value-type="float" office:value="0.0499033788696284">
            <text:p>0.0499033789</text:p>
          </table:table-cell>
          <table:table-cell office:value-type="float" office:value="1.03944381390123">
            <text:p>1.0394438139</text:p>
          </table:table-cell>
          <table:table-cell office:value-type="float" office:value="1.12934876693604">
            <text:p>1.1293487669</text:p>
          </table:table-cell>
          <table:table-cell office:value-type="float" office:value="1.17954290660001">
            <text:p>1.1795429066</text:p>
          </table:table-cell>
          <table:table-cell office:value-type="float" office:value="0">
            <text:p>0</text:p>
          </table:table-cell>
          <table:table-cell office:value-type="float" office:value="19.4805745180653">
            <text:p>19.4805745181</text:p>
          </table:table-cell>
          <table:table-cell office:value-type="float" office:value="14.2335453314613">
            <text:p>14.233545331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494">
            <text:p>494</text:p>
          </table:table-cell>
          <table:table-cell office:value-type="float" office:value="10576">
            <text:p>10576</text:p>
          </table:table-cell>
          <table:table-cell office:value-type="float" office:value="16290">
            <text:p>16290</text:p>
          </table:table-cell>
          <table:table-cell office:value-type="float" office:value="28005">
            <text:p>28005</text:p>
          </table:table-cell>
          <table:table-cell office:value-type="float" office:value="117">
            <text:p>117</text:p>
          </table:table-cell>
          <table:table-cell office:value-type="float" office:value="886.5">
            <text:p>886.5</text:p>
          </table:table-cell>
          <table:table-cell office:value-type="float" office:value="1565">
            <text:p>1565</text:p>
          </table:table-cell>
          <table:table-cell office:value-type="float" office:value="0.0110627836611195">
            <text:p>0.0110627837</text:p>
          </table:table-cell>
          <table:table-cell office:value-type="float" office:value="0.0544198895027624">
            <text:p>0.0544198895</text:p>
          </table:table-cell>
          <table:table-cell office:value-type="float" office:value="0.0558828780574897">
            <text:p>0.0558828781</text:p>
          </table:table-cell>
          <table:table-cell office:value-type="float" office:value="1.03895961777129">
            <text:p>1.0389596178</text:p>
          </table:table-cell>
          <table:table-cell office:value-type="float" office:value="1.19627420103171">
            <text:p>1.196274201</text:p>
          </table:table-cell>
          <table:table-cell office:value-type="float" office:value="1.20171094947879">
            <text:p>1.2017109495</text:p>
          </table:table-cell>
          <table:table-cell office:value-type="float" office:value="0">
            <text:p>0</text:p>
          </table:table-cell>
          <table:table-cell office:value-type="float" office:value="13.0805321248831">
            <text:p>13.0805321249</text:p>
          </table:table-cell>
          <table:table-cell office:value-type="float" office:value="12.7470026257576">
            <text:p>12.747002625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0465">
            <text:p>10465</text:p>
          </table:table-cell>
          <table:table-cell office:value-type="float" office:value="17294">
            <text:p>17294</text:p>
          </table:table-cell>
          <table:table-cell office:value-type="float" office:value="30133">
            <text:p>30133</text:p>
          </table:table-cell>
          <table:table-cell office:value-type="float" office:value="230">
            <text:p>230</text:p>
          </table:table-cell>
          <table:table-cell office:value-type="float" office:value="967.5">
            <text:p>967.5</text:p>
          </table:table-cell>
          <table:table-cell office:value-type="float" office:value="1658.125">
            <text:p>1658.125</text:p>
          </table:table-cell>
          <table:table-cell office:value-type="float" office:value="0.021978021978022">
            <text:p>0.021978022</text:p>
          </table:table-cell>
          <table:table-cell office:value-type="float" office:value="0.0559442581242049">
            <text:p>0.0559442581</text:p>
          </table:table-cell>
          <table:table-cell office:value-type="float" office:value="0.0550268808283277">
            <text:p>0.0550268808</text:p>
          </table:table-cell>
          <table:table-cell office:value-type="float" office:value="1.07786982248521">
            <text:p>1.0778698225</text:p>
          </table:table-cell>
          <table:table-cell office:value-type="float" office:value="1.20193923306817">
            <text:p>1.2019392331</text:p>
          </table:table-cell>
          <table:table-cell office:value-type="float" office:value="1.19852887982199">
            <text:p>1.1985288798</text:p>
          </table:table-cell>
          <table:table-cell office:value-type="float" office:value="31.883514564779">
            <text:p>31.8835145648</text:p>
          </table:table-cell>
          <table:table-cell office:value-type="float" office:value="12.7333905092276">
            <text:p>12.7333905092</text:p>
          </table:table-cell>
          <table:table-cell office:value-type="float" office:value="12.9399991883564">
            <text:p>12.939999188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7822">
            <text:p>17822</text:p>
          </table:table-cell>
          <table:table-cell office:value-type="float" office:value="31177">
            <text:p>31177</text:p>
          </table:table-cell>
          <table:table-cell office:value-type="float" office:value="441.25">
            <text:p>441.25</text:p>
          </table:table-cell>
          <table:table-cell office:value-type="float" office:value="744.75">
            <text:p>744.75</text:p>
          </table:table-cell>
          <table:table-cell office:value-type="float" office:value="1358.125">
            <text:p>1358.125</text:p>
          </table:table-cell>
          <table:table-cell office:value-type="float" office:value="0.0399032374751311">
            <text:p>0.0399032375</text:p>
          </table:table-cell>
          <table:table-cell office:value-type="float" office:value="0.0417882392548536">
            <text:p>0.0417882393</text:p>
          </table:table-cell>
          <table:table-cell office:value-type="float" office:value="0.0435617602719954">
            <text:p>0.0435617603</text:p>
          </table:table-cell>
          <table:table-cell office:value-type="float" office:value="1.14278217715051">
            <text:p>1.1427821772</text:p>
          </table:table-cell>
          <table:table-cell office:value-type="float" office:value="1.14968150099443">
            <text:p>1.149681501</text:p>
          </table:table-cell>
          <table:table-cell office:value-type="float" office:value="1.15618550978965">
            <text:p>1.1561855098</text:p>
          </table:table-cell>
          <table:table-cell office:value-type="float" office:value="17.7150138797977">
            <text:p>17.7150138798</text:p>
          </table:table-cell>
          <table:table-cell office:value-type="float" office:value="16.9313442944771">
            <text:p>16.9313442945</text:p>
          </table:table-cell>
          <table:table-cell office:value-type="float" office:value="16.2559374115944">
            <text:p>16.255937411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11224">
            <text:p>11224</text:p>
          </table:table-cell>
          <table:table-cell office:value-type="float" office:value="18748">
            <text:p>18748</text:p>
          </table:table-cell>
          <table:table-cell office:value-type="float" office:value="32327">
            <text:p>32327</text:p>
          </table:table-cell>
          <table:table-cell office:value-type="float" office:value="424.875">
            <text:p>424.875</text:p>
          </table:table-cell>
          <table:table-cell office:value-type="float" office:value="523.25">
            <text:p>523.25</text:p>
          </table:table-cell>
          <table:table-cell office:value-type="float" office:value="979.625">
            <text:p>979.625</text:p>
          </table:table-cell>
          <table:table-cell office:value-type="float" office:value="0.0378541518175339">
            <text:p>0.0378541518</text:p>
          </table:table-cell>
          <table:table-cell office:value-type="float" office:value="0.0279096436953275">
            <text:p>0.0279096437</text:p>
          </table:table-cell>
          <table:table-cell office:value-type="float" office:value="0.0303036161722399">
            <text:p>0.0303036162</text:p>
          </table:table-cell>
          <table:table-cell office:value-type="float" office:value="1.13529808750863">
            <text:p>1.1352980875</text:p>
          </table:table-cell>
          <table:table-cell office:value-type="float" office:value="1.0992104914276">
            <text:p>1.0992104914</text:p>
          </table:table-cell>
          <table:table-cell office:value-type="float" office:value="1.10786254254294">
            <text:p>1.1078625425</text:p>
          </table:table-cell>
          <table:table-cell office:value-type="float" office:value="18.65542235902">
            <text:p>18.655422359</text:p>
          </table:table-cell>
          <table:table-cell office:value-type="float" office:value="25.1803841294172">
            <text:p>25.1803841294</text:p>
          </table:table-cell>
          <table:table-cell office:value-type="float" office:value="23.2182639393856">
            <text:p>23.218263939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620">
            <text:p>19620</text:p>
          </table:table-cell>
          <table:table-cell office:value-type="float" office:value="33841">
            <text:p>33841</text:p>
          </table:table-cell>
          <table:table-cell office:value-type="float" office:value="526.75">
            <text:p>526.75</text:p>
          </table:table-cell>
          <table:table-cell office:value-type="float" office:value="915.5">
            <text:p>915.5</text:p>
          </table:table-cell>
          <table:table-cell office:value-type="float" office:value="546.5">
            <text:p>546.5</text:p>
          </table:table-cell>
          <table:table-cell office:value-type="float" office:value="0.0468638790035587">
            <text:p>0.046863879</text:p>
          </table:table-cell>
          <table:table-cell office:value-type="float" office:value="0.0466615698267074">
            <text:p>0.0466615698</text:p>
          </table:table-cell>
          <table:table-cell office:value-type="float" office:value="0.0161490499689725">
            <text:p>0.01614905</text:p>
          </table:table-cell>
          <table:table-cell office:value-type="float" office:value="1.16832817389677">
            <text:p>1.1683281739</text:p>
          </table:table-cell>
          <table:table-cell office:value-type="float" office:value="1.16758300650691">
            <text:p>1.1675830065</text:p>
          </table:table-cell>
          <table:table-cell office:value-type="float" office:value="1.05703282684861">
            <text:p>1.0570328268</text:p>
          </table:table-cell>
          <table:table-cell office:value-type="float" office:value="15.1345771365034">
            <text:p>15.1345771365</text:p>
          </table:table-cell>
          <table:table-cell office:value-type="float" office:value="15.1987156745156">
            <text:p>15.19871567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11720">
            <text:p>11720</text:p>
          </table:table-cell>
          <table:table-cell office:value-type="float" office:value="20594">
            <text:p>20594</text:p>
          </table:table-cell>
          <table:table-cell office:value-type="float" office:value="35661">
            <text:p>35661</text:p>
          </table:table-cell>
          <table:table-cell office:value-type="float" office:value="660">
            <text:p>660</text:p>
          </table:table-cell>
          <table:table-cell office:value-type="float" office:value="117.25">
            <text:p>117.25</text:p>
          </table:table-cell>
          <table:table-cell office:value-type="float" office:value="143.5">
            <text:p>143.5</text:p>
          </table:table-cell>
          <table:table-cell office:value-type="float" office:value="0.0563139931740614">
            <text:p>0.0563139932</text:p>
          </table:table-cell>
          <table:table-cell office:value-type="float" office:value="0.00569340584636302">
            <text:p>0.0056934058</text:p>
          </table:table-cell>
          <table:table-cell office:value-type="float" office:value="0.00402400381369003">
            <text:p>0.0040240038</text:p>
          </table:table-cell>
          <table:table-cell office:value-type="float" office:value="1.20331465713054">
            <text:p>1.2033146571</text:p>
          </table:table-cell>
          <table:table-cell office:value-type="float" office:value="1.01999045360773">
            <text:p>1.0199904536</text:p>
          </table:table-cell>
          <table:table-cell office:value-type="float" office:value="1.01411575085703">
            <text:p>1.0141157509</text:p>
          </table:table-cell>
          <table:table-cell office:value-type="float" office:value="12.6520227849191">
            <text:p>12.65202278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13150">
            <text:p>13150</text:p>
          </table:table-cell>
          <table:table-cell office:value-type="float" office:value="21720">
            <text:p>21720</text:p>
          </table:table-cell>
          <table:table-cell office:value-type="float" office:value="35822">
            <text:p>35822</text:p>
          </table:table-cell>
          <table:table-cell office:value-type="float" office:value="647">
            <text:p>647</text:p>
          </table:table-cell>
          <table:table-cell office:value-type="float" office:value="978.5">
            <text:p>978.5</text:p>
          </table:table-cell>
          <table:table-cell office:value-type="float" office:value="-66">
            <text:p>-66</text:p>
          </table:table-cell>
          <table:table-cell office:value-type="float" office:value="0.0492015209125475">
            <text:p>0.0492015209</text:p>
          </table:table-cell>
          <table:table-cell office:value-type="float" office:value="0.0450506445672192">
            <text:p>0.0450506446</text:p>
          </table:table-cell>
          <table:table-cell office:value-type="float" office:value="-0.00184244319133493">
            <text:p>-0.0018424432</text:p>
          </table:table-cell>
          <table:table-cell office:value-type="float" office:value="1.17695007092773">
            <text:p>1.1769500709</text:p>
          </table:table-cell>
          <table:table-cell office:value-type="float" office:value="1.16165519471407">
            <text:p>1.1616551947</text:p>
          </table:table-cell>
          <table:table-cell office:value-type="float" office:value="0.993558102240278">
            <text:p>0.9935581022</text:p>
          </table:table-cell>
          <table:table-cell office:value-type="float" office:value="14.4317212394761">
            <text:p>14.4317212395</text:p>
          </table:table-cell>
          <table:table-cell office:value-type="float" office:value="15.7299831480833">
            <text:p>15.72998314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779">
            <text:p>13779</text:p>
          </table:table-cell>
          <table:table-cell office:value-type="float" office:value="22739">
            <text:p>22739</text:p>
          </table:table-cell>
          <table:table-cell office:value-type="float" office:value="33884">
            <text:p>33884</text:p>
          </table:table-cell>
          <table:table-cell office:value-type="float" office:value="679.5">
            <text:p>679.5</text:p>
          </table:table-cell>
          <table:table-cell office:value-type="float" office:value="672.5">
            <text:p>672.5</text:p>
          </table:table-cell>
          <table:table-cell office:value-type="float" office:value="-719.5">
            <text:p>-719.5</text:p>
          </table:table-cell>
          <table:table-cell office:value-type="float" office:value="0.0493141737426519">
            <text:p>0.0493141737</text:p>
          </table:table-cell>
          <table:table-cell office:value-type="float" office:value="0.0295747394344518">
            <text:p>0.0295747394</text:p>
          </table:table-cell>
          <table:table-cell office:value-type="float" office:value="-0.0212342108369732">
            <text:p>-0.0212342108</text:p>
          </table:table-cell>
          <table:table-cell office:value-type="float" office:value="1.17736610805385">
            <text:p>1.1773661081</text:p>
          </table:table-cell>
          <table:table-cell office:value-type="float" office:value="1.10522593183731">
            <text:p>1.1052259318</text:p>
          </table:table-cell>
          <table:table-cell office:value-type="float" office:value="0.926564009821937">
            <text:p>0.9265640098</text:p>
          </table:table-cell>
          <table:table-cell office:value-type="float" office:value="14.3995327237675">
            <text:p>14.3995327238</text:p>
          </table:table-cell>
          <table:table-cell office:value-type="float" office:value="23.7820257552343">
            <text:p>23.7820257552</text:p>
          </table:table-cell>
          <table:table-cell office:value-type="float" office:value="-32.2951318661533">
            <text:p>-32.295131866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2991">
            <text:p>22991</text:p>
          </table:table-cell>
          <table:table-cell office:value-type="float" office:value="33127">
            <text:p>33127</text:p>
          </table:table-cell>
          <table:table-cell office:value-type="float" office:value="757.75">
            <text:p>757.75</text:p>
          </table:table-cell>
          <table:table-cell office:value-type="float" office:value="-834.875">
            <text:p>-834.875</text:p>
          </table:table-cell>
          <table:table-cell office:value-type="float" office:value="487.5">
            <text:p>487.5</text:p>
          </table:table-cell>
          <table:table-cell office:value-type="float" office:value="0.0512339418526031">
            <text:p>0.0512339419</text:p>
          </table:table-cell>
          <table:table-cell office:value-type="float" office:value="-0.0363131225262059">
            <text:p>-0.0363131225</text:p>
          </table:table-cell>
          <table:table-cell office:value-type="float" office:value="0.0147160926132762">
            <text:p>0.0147160926</text:p>
          </table:table-cell>
          <table:table-cell office:value-type="float" office:value="1.18446363340771">
            <text:p>1.1844636334</text:p>
          </table:table-cell>
          <table:table-cell office:value-type="float" office:value="0.875488611178782">
            <text:p>0.8754886112</text:p>
          </table:table-cell>
          <table:table-cell office:value-type="float" office:value="1.0519307883748">
            <text:p>1.0519307884</text:p>
          </table:table-cell>
          <table:table-cell office:value-type="float" office:value="13.8727497309555">
            <text:p>13.872749731</text:p>
          </table:table-cell>
          <table:table-cell office:value-type="float" office:value="-18.7393531753478">
            <text:p>-18.73935317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606">
            <text:p>606</text:p>
          </table:table-cell>
          <table:table-cell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5660">
            <text:p>15660</text:p>
          </table:table-cell>
          <table:table-cell office:value-type="float" office:value="22796">
            <text:p>22796</text:p>
          </table:table-cell>
          <table:table-cell office:value-type="float" office:value="34271">
            <text:p>34271</text:p>
          </table:table-cell>
          <table:table-cell office:value-type="float" office:value="845.625">
            <text:p>845.625</text:p>
          </table:table-cell>
          <table:table-cell office:value-type="float" office:value="-1015.25">
            <text:p>-1015.25</text:p>
          </table:table-cell>
          <table:table-cell office:value-type="float" office:value="130.25">
            <text:p>130.25</text:p>
          </table:table-cell>
          <table:table-cell office:value-type="float" office:value="0.0539990421455939">
            <text:p>0.0539990421</text:p>
          </table:table-cell>
          <table:table-cell office:value-type="float" office:value="-0.0445363221617828">
            <text:p>-0.0445363222</text:p>
          </table:table-cell>
          <table:table-cell office:value-type="float" office:value="0.00380058941962592">
            <text:p>0.0038005894</text:p>
          </table:table-cell>
          <table:table-cell office:value-type="float" office:value="1.19471180475276">
            <text:p>1.1947118048</text:p>
          </table:table-cell>
          <table:table-cell office:value-type="float" office:value="0.848010501057489">
            <text:p>0.8480105011</text:p>
          </table:table-cell>
          <table:table-cell office:value-type="float" office:value="1.01333037414937">
            <text:p>1.0133303741</text:p>
          </table:table-cell>
          <table:table-cell office:value-type="float" office:value="13.1798225136388">
            <text:p>13.1798225136</text:p>
          </table:table-cell>
          <table:table-cell office:value-type="float" office:value="-15.2144325906995">
            <text:p>-15.21443259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16234">
            <text:p>16234</text:p>
          </table:table-cell>
          <table:table-cell office:value-type="float" office:value="21940">
            <text:p>21940</text:p>
          </table:table-cell>
          <table:table-cell office:value-type="float" office:value="34740">
            <text:p>34740</text:p>
          </table:table-cell>
          <table:table-cell office:value-type="float" office:value="685">
            <text:p>685</text:p>
          </table:table-cell>
          <table:table-cell office:value-type="float" office:value="-926.125">
            <text:p>-926.125</text:p>
          </table:table-cell>
          <table:table-cell office:value-type="float" office:value="-114.75">
            <text:p>-114.75</text:p>
          </table:table-cell>
          <table:table-cell office:value-type="float" office:value="0.0421953923863496">
            <text:p>0.0421953924</text:p>
          </table:table-cell>
          <table:table-cell office:value-type="float" office:value="-0.0422117137648131">
            <text:p>-0.0422117138</text:p>
          </table:table-cell>
          <table:table-cell office:value-type="float" office:value="-0.00330310880829016">
            <text:p>-0.0033031088</text:p>
          </table:table-cell>
          <table:table-cell office:value-type="float" office:value="1.15117355758395">
            <text:p>1.1511735576</text:p>
          </table:table-cell>
          <table:table-cell office:value-type="float" office:value="0.855751386229921">
            <text:p>0.8557513862</text:p>
          </table:table-cell>
          <table:table-cell office:value-type="float" office:value="0.988460503805471">
            <text:p>0.9884605038</text:p>
          </table:table-cell>
          <table:table-cell office:value-type="float" office:value="16.7712686084553">
            <text:p>16.7712686085</text:p>
          </table:table-cell>
          <table:table-cell office:value-type="float" office:value="-16.0716659016065">
            <text:p>-16.0716659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14308">
            <text:p>14308</text:p>
          </table:table-cell>
          <table:table-cell office:value-type="float" office:value="22074">
            <text:p>22074</text:p>
          </table:table-cell>
          <table:table-cell office:value-type="float" office:value="33074">
            <text:p>33074</text:p>
          </table:table-cell>
          <table:table-cell office:value-type="float" office:value="-619.5">
            <text:p>-619.5</text:p>
          </table:table-cell>
          <table:table-cell office:value-type="float" office:value="633.25">
            <text:p>633.25</text:p>
          </table:table-cell>
          <table:table-cell office:value-type="float" office:value="-684.25">
            <text:p>-684.25</text:p>
          </table:table-cell>
          <table:table-cell office:value-type="float" office:value="-0.0432974559686888">
            <text:p>-0.043297456</text:p>
          </table:table-cell>
          <table:table-cell office:value-type="float" office:value="0.0286875962671016">
            <text:p>0.0286875963</text:p>
          </table:table-cell>
          <table:table-cell office:value-type="float" office:value="-0.0206884561891516">
            <text:p>-0.0206884562</text:p>
          </table:table-cell>
          <table:table-cell office:value-type="float" office:value="0.852133256708576">
            <text:p>0.8521332567</text:p>
          </table:table-cell>
          <table:table-cell office:value-type="float" office:value="1.10201962416684">
            <text:p>1.1020196242</text:p>
          </table:table-cell>
          <table:table-cell office:value-type="float" office:value="0.928429307288171">
            <text:p>0.9284293073</text:p>
          </table:table-cell>
          <table:table-cell office:value-type="float" office:value="-15.6598283869908">
            <text:p>-15.659828387</text:p>
          </table:table-cell>
          <table:table-cell office:value-type="float" office:value="24.5068520166701">
            <text:p>24.5068520167</text:p>
          </table:table-cell>
          <table:table-cell office:value-type="float" office:value="-33.1562741875701">
            <text:p>-33.156274187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3399">
            <text:p>13399</text:p>
          </table:table-cell>
          <table:table-cell office:value-type="float" office:value="22270">
            <text:p>22270</text:p>
          </table:table-cell>
          <table:table-cell office:value-type="float" office:value="32043">
            <text:p>32043</text:p>
          </table:table-cell>
          <table:table-cell office:value-type="float" office:value="-487">
            <text:p>-487</text:p>
          </table:table-cell>
          <table:table-cell office:value-type="float" office:value="-862.875">
            <text:p>-862.875</text:p>
          </table:table-cell>
          <table:table-cell office:value-type="float" office:value="424.75">
            <text:p>424.75</text:p>
          </table:table-cell>
          <table:table-cell office:value-type="float" office:value="-0.0363459959698485">
            <text:p>-0.036345996</text:p>
          </table:table-cell>
          <table:table-cell office:value-type="float" office:value="-0.038746070947463">
            <text:p>-0.0387460709</text:p>
          </table:table-cell>
          <table:table-cell office:value-type="float" office:value="0.0132556252535655">
            <text:p>0.0132556253</text:p>
          </table:table-cell>
          <table:table-cell office:value-type="float" office:value="0.875378235694689">
            <text:p>0.8753782357</text:p>
          </table:table-cell>
          <table:table-cell office:value-type="float" office:value="0.867331217391057">
            <text:p>0.8673312174</text:p>
          </table:table-cell>
          <table:table-cell office:value-type="float" office:value="1.04673908312517">
            <text:p>1.0467390831</text:p>
          </table:table-cell>
          <table:table-cell office:value-type="float" office:value="-18.7220868446848">
            <text:p>-18.7220868447</text:p>
          </table:table-cell>
          <table:table-cell office:value-type="float" office:value="-17.540626974879">
            <text:p>-17.54062697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725">
            <text:p>725</text:p>
          </table:table-cell>
          <table:table-cell office:value-type="float" office:value="11400">
            <text:p>11400</text:p>
          </table:table-cell>
          <table:table-cell office:value-type="float" office:value="20817">
            <text:p>20817</text:p>
          </table:table-cell>
          <table:table-cell office:value-type="float" office:value="33459">
            <text:p>33459</text:p>
          </table:table-cell>
          <table:table-cell office:value-type="float" office:value="-986.5">
            <text:p>-986.5</text:p>
          </table:table-cell>
          <table:table-cell office:value-type="float" office:value="-679.625">
            <text:p>-679.625</text:p>
          </table:table-cell>
          <table:table-cell office:value-type="float" office:value="168.875">
            <text:p>168.875</text:p>
          </table:table-cell>
          <table:table-cell office:value-type="float" office:value="-0.0865350877192982">
            <text:p>-0.0865350877</text:p>
          </table:table-cell>
          <table:table-cell office:value-type="float" office:value="-0.0326475957150406">
            <text:p>-0.0326475957</text:p>
          </table:table-cell>
          <table:table-cell office:value-type="float" office:value="0.00504722197316118">
            <text:p>0.005047222</text:p>
          </table:table-cell>
          <table:table-cell office:value-type="float" office:value="0.711804302939366">
            <text:p>0.7118043029</text:p>
          </table:table-cell>
          <table:table-cell office:value-type="float" office:value="0.887822511389064">
            <text:p>0.8878225114</text:p>
          </table:table-cell>
          <table:table-cell office:value-type="float" office:value="1.01771520682737">
            <text:p>1.0177152068</text:p>
          </table:table-cell>
          <table:table-cell office:value-type="float" office:value="-7.65821207699266">
            <text:p>-7.658212077</text:p>
          </table:table-cell>
          <table:table-cell office:value-type="float" office:value="-20.8826952822231">
            <text:p>-20.88269528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1660">
            <text:p>11660</text:p>
          </table:table-cell>
          <table:table-cell office:value-type="float" office:value="20900">
            <text:p>20900</text:p>
          </table:table-cell>
          <table:table-cell office:value-type="float" office:value="33765">
            <text:p>33765</text:p>
          </table:table-cell>
          <table:table-cell office:value-type="float" office:value="-818.75">
            <text:p>-818.75</text:p>
          </table:table-cell>
          <table:table-cell office:value-type="float" office:value="-1177.25">
            <text:p>-1177.25</text:p>
          </table:table-cell>
          <table:table-cell office:value-type="float" office:value="-146">
            <text:p>-146</text:p>
          </table:table-cell>
          <table:table-cell office:value-type="float" office:value="-0.0702186963979417">
            <text:p>-0.0702186964</text:p>
          </table:table-cell>
          <table:table-cell office:value-type="float" office:value="-0.0563277511961722">
            <text:p>-0.0563277512</text:p>
          </table:table-cell>
          <table:table-cell office:value-type="float" office:value="-0.00432400414630535">
            <text:p>-0.0043240041</text:p>
          </table:table-cell>
          <table:table-cell office:value-type="float" office:value="0.763898666641904">
            <text:p>0.7638986666</text:p>
          </table:table-cell>
          <table:table-cell office:value-type="float" office:value="0.80907158930084">
            <text:p>0.8090715893</text:p>
          </table:table-cell>
          <table:table-cell office:value-type="float" office:value="0.984902631631172">
            <text:p>0.9849026316</text:p>
          </table:table-cell>
          <table:table-cell office:value-type="float" office:value="-9.52048379193511">
            <text:p>-9.5204837919</text:p>
          </table:table-cell>
          <table:table-cell office:value-type="float" office:value="-11.9556849489017">
            <text:p>-11.95568494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10400">
            <text:p>10400</text:p>
          </table:table-cell>
          <table:table-cell office:value-type="float" office:value="18565">
            <text:p>18565</text:p>
          </table:table-cell>
          <table:table-cell office:value-type="float" office:value="32042">
            <text:p>32042</text:p>
          </table:table-cell>
          <table:table-cell office:value-type="float" office:value="-442">
            <text:p>-442</text:p>
          </table:table-cell>
          <table:table-cell office:value-type="float" office:value="-858.5">
            <text:p>-858.5</text:p>
          </table:table-cell>
          <table:table-cell office:value-type="float" office:value="-766.875">
            <text:p>-766.875</text:p>
          </table:table-cell>
          <table:table-cell office:value-type="float" office:value="-0.0425">
            <text:p>-0.0425</text:p>
          </table:table-cell>
          <table:table-cell office:value-type="float" office:value="-0.0462429302450848">
            <text:p>-0.0462429302</text:p>
          </table:table-cell>
          <table:table-cell office:value-type="float" office:value="-0.0239334311216528">
            <text:p>-0.0239334311</text:p>
          </table:table-cell>
          <table:table-cell office:value-type="float" office:value="0.85479025">
            <text:p>0.85479025</text:p>
          </table:table-cell>
          <table:table-cell office:value-type="float" office:value="0.842341024993601">
            <text:p>0.842341025</text:p>
          </table:table-cell>
          <table:table-cell office:value-type="float" office:value="0.917355696959715">
            <text:p>0.917355697</text:p>
          </table:table-cell>
          <table:table-cell office:value-type="float" office:value="-15.9602633238791">
            <text:p>-15.9602633239</text:p>
          </table:table-cell>
          <table:table-cell office:value-type="float" office:value="-14.639949000821">
            <text:p>-14.6399490008</text:p>
          </table:table-cell>
          <table:table-cell office:value-type="float" office:value="-28.6134901899217">
            <text:p>-28.6134901899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057">
            <text:p>1057</text:p>
          </table:table-cell>
          <table:table-cell office:value-type="float" office:value="9360">
            <text:p>9360</text:p>
          </table:table-cell>
          <table:table-cell office:value-type="float" office:value="17588">
            <text:p>17588</text:p>
          </table:table-cell>
          <table:table-cell office:value-type="float" office:value="30193">
            <text:p>30193</text:p>
          </table:table-cell>
          <table:table-cell office:value-type="float" office:value="-292.875">
            <text:p>-292.875</text:p>
          </table:table-cell>
          <table:table-cell office:value-type="float" office:value="-993.125">
            <text:p>-993.125</text:p>
          </table:table-cell>
          <table:table-cell office:value-type="float" office:value="-1126.875">
            <text:p>-1126.875</text:p>
          </table:table-cell>
          <table:table-cell office:value-type="float" office:value="-0.0312900641025641">
            <text:p>-0.0312900641</text:p>
          </table:table-cell>
          <table:table-cell office:value-type="float" office:value="-0.0564660564020923">
            <text:p>-0.0564660564</text:p>
          </table:table-cell>
          <table:table-cell office:value-type="float" office:value="-0.037322392607558">
            <text:p>-0.0373223926</text:p>
          </table:table-cell>
          <table:table-cell office:value-type="float" office:value="0.892403749139649">
            <text:p>0.8924037491</text:p>
          </table:table-cell>
          <table:table-cell office:value-type="float" office:value="0.808618097022861">
            <text:p>0.808618097</text:p>
          </table:table-cell>
          <table:table-cell office:value-type="float" office:value="0.872101829413854">
            <text:p>0.8721018294</text:p>
          </table:table-cell>
          <table:table-cell office:value-type="float" office:value="-21.8038995563029">
            <text:p>-21.8038995563</text:p>
          </table:table-cell>
          <table:table-cell office:value-type="float" office:value="-11.9255357296416">
            <text:p>-11.9255357296</text:p>
          </table:table-cell>
          <table:table-cell office:value-type="float" office:value="-18.2231142996313">
            <text:p>-18.223114299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0200">
            <text:p>10200</text:p>
          </table:table-cell>
          <table:table-cell office:value-type="float" office:value="17542">
            <text:p>17542</text:p>
          </table:table-cell>
          <table:table-cell office:value-type="float" office:value="29442">
            <text:p>29442</text:p>
          </table:table-cell>
          <table:table-cell office:value-type="float" office:value="110">
            <text:p>110</text:p>
          </table:table-cell>
          <table:table-cell office:value-type="float" office:value="-1007.5">
            <text:p>-1007.5</text:p>
          </table:table-cell>
          <table:table-cell office:value-type="float" office:value="-1578.625">
            <text:p>-1578.625</text:p>
          </table:table-cell>
          <table:table-cell office:value-type="float" office:value="0.0107843137254902">
            <text:p>0.0107843137</text:p>
          </table:table-cell>
          <table:table-cell office:value-type="float" office:value="-0.0574335879603238">
            <text:p>-0.057433588</text:p>
          </table:table-cell>
          <table:table-cell office:value-type="float" office:value="-0.0536181305617825">
            <text:p>-0.0536181306</text:p>
          </table:table-cell>
          <table:table-cell office:value-type="float" office:value="1.03797304882737">
            <text:p>1.0379730488</text:p>
          </table:table-cell>
          <table:table-cell office:value-type="float" office:value="0.805447731509819">
            <text:p>0.8054477315</text:p>
          </table:table-cell>
          <table:table-cell office:value-type="float" office:value="0.817971354726644">
            <text:p>0.8179713547</text:p>
          </table:table-cell>
          <table:table-cell office:value-type="float" office:value="0">
            <text:p>0</text:p>
          </table:table-cell>
          <table:table-cell office:value-type="float" office:value="-11.7186828299915">
            <text:p>-11.71868283</text:p>
          </table:table-cell>
          <table:table-cell office:value-type="float" office:value="-12.5777209200468">
            <text:p>-12.5777209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10800">
            <text:p>10800</text:p>
          </table:table-cell>
          <table:table-cell office:value-type="float" office:value="16906">
            <text:p>16906</text:p>
          </table:table-cell>
          <table:table-cell office:value-type="float" office:value="28374">
            <text:p>28374</text:p>
          </table:table-cell>
          <table:table-cell office:value-type="float" office:value="-27.5">
            <text:p>-27.5</text:p>
          </table:table-cell>
          <table:table-cell office:value-type="float" office:value="-967.375">
            <text:p>-967.375</text:p>
          </table:table-cell>
          <table:table-cell office:value-type="float" office:value="-1560.125">
            <text:p>-1560.125</text:p>
          </table:table-cell>
          <table:table-cell office:value-type="float" office:value="-0.0025462962962963">
            <text:p>-0.0025462963</text:p>
          </table:table-cell>
          <table:table-cell office:value-type="float" office:value="-0.0572208091801727">
            <text:p>-0.0572208092</text:p>
          </table:table-cell>
          <table:table-cell office:value-type="float" office:value="-0.0549843166278988">
            <text:p>-0.0549843166</text:p>
          </table:table-cell>
          <table:table-cell office:value-type="float" office:value="0.991100670867627">
            <text:p>0.9911006709</text:p>
          </table:table-cell>
          <table:table-cell office:value-type="float" office:value="0.806144641035734">
            <text:p>0.806144641</text:p>
          </table:table-cell>
          <table:table-cell office:value-type="float" office:value="0.813480510949427">
            <text:p>0.8134805109</text:p>
          </table:table-cell>
          <table:table-cell office:value-type="float" office:value="0">
            <text:p>0</text:p>
          </table:table-cell>
          <table:table-cell office:value-type="float" office:value="-11.763573900708">
            <text:p>-11.7635739007</text:p>
          </table:table-cell>
          <table:table-cell office:value-type="float" office:value="-12.2564306270875">
            <text:p>-12.256430627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0296">
            <text:p>10296</text:p>
          </table:table-cell>
          <table:table-cell office:value-type="float" office:value="16830">
            <text:p>16830</text:p>
          </table:table-cell>
          <table:table-cell office:value-type="float" office:value="24642">
            <text:p>24642</text:p>
          </table:table-cell>
          <table:table-cell office:value-type="float" office:value="-278.5">
            <text:p>-278.5</text:p>
          </table:table-cell>
          <table:table-cell office:value-type="float" office:value="116.25">
            <text:p>116.25</text:p>
          </table:table-cell>
          <table:table-cell office:value-type="float" office:value="-1344.75">
            <text:p>-1344.75</text:p>
          </table:table-cell>
          <table:table-cell office:value-type="float" office:value="-0.0270493395493395">
            <text:p>-0.0270493395</text:p>
          </table:table-cell>
          <table:table-cell office:value-type="float" office:value="0.00690730837789661">
            <text:p>0.0069073084</text:p>
          </table:table-cell>
          <table:table-cell office:value-type="float" office:value="-0.0545714633552471">
            <text:p>-0.0545714634</text:p>
          </table:table-cell>
          <table:table-cell office:value-type="float" office:value="0.90676137844662">
            <text:p>0.9067613784</text:p>
          </table:table-cell>
          <table:table-cell office:value-type="float" office:value="1.02426909270433">
            <text:p>1.0242690927</text:p>
          </table:table-cell>
          <table:table-cell office:value-type="float" office:value="0.814836845697592">
            <text:p>0.8148368457</text:p>
          </table:table-cell>
          <table:table-cell office:value-type="float" office:value="-25.2771328588969">
            <text:p>-25.2771328589</text:p>
          </table:table-cell>
          <table:table-cell office:value-type="float" office:value="0">
            <text:p>0</text:p>
          </table:table-cell>
          <table:table-cell office:value-type="float" office:value="-12.3518269456984">
            <text:p>-12.351826945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0830">
            <text:p>10830</text:p>
          </table:table-cell>
          <table:table-cell office:value-type="float" office:value="16505">
            <text:p>16505</text:p>
          </table:table-cell>
          <table:table-cell office:value-type="float" office:value="23660">
            <text:p>23660</text:p>
          </table:table-cell>
          <table:table-cell office:value-type="float" office:value="-182">
            <text:p>-182</text:p>
          </table:table-cell>
          <table:table-cell office:value-type="float" office:value="-951.25">
            <text:p>-951.25</text:p>
          </table:table-cell>
          <table:table-cell office:value-type="float" office:value="187.5">
            <text:p>187.5</text:p>
          </table:table-cell>
          <table:table-cell office:value-type="float" office:value="-0.0168051708217913">
            <text:p>-0.0168051708</text:p>
          </table:table-cell>
          <table:table-cell office:value-type="float" office:value="-0.0576340502877916">
            <text:p>-0.0576340503</text:p>
          </table:table-cell>
          <table:table-cell office:value-type="float" office:value="0.00792476754015215">
            <text:p>0.0079247675</text:p>
          </table:table-cell>
          <table:table-cell office:value-type="float" office:value="0.941735433105776">
            <text:p>0.9417354331</text:p>
          </table:table-cell>
          <table:table-cell office:value-type="float" office:value="0.804791324147778">
            <text:p>0.8047913241</text:p>
          </table:table-cell>
          <table:table-cell office:value-type="float" office:value="1.02785977819404">
            <text:p>1.0278597782</text:p>
          </table:table-cell>
          <table:table-cell office:value-type="float" office:value="0">
            <text:p>0</text:p>
          </table:table-cell>
          <table:table-cell office:value-type="float" office:value="-11.6766933776674">
            <text:p>-11.67669337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3">
            <text:p>3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1520">
            <text:p>11520</text:p>
          </table:table-cell>
          <table:table-cell office:value-type="float" office:value="15636">
            <text:p>15636</text:p>
          </table:table-cell>
          <table:table-cell office:value-type="float" office:value="25600">
            <text:p>25600</text:p>
          </table:table-cell>
          <table:table-cell office:value-type="float" office:value="-746.25">
            <text:p>-746.25</text:p>
          </table:table-cell>
          <table:table-cell office:value-type="float" office:value="-58.5">
            <text:p>-58.5</text:p>
          </table:table-cell>
          <table:table-cell office:value-type="float" office:value="-210">
            <text:p>-210</text:p>
          </table:table-cell>
          <table:table-cell office:value-type="float" office:value="-0.0647786458333333">
            <text:p>-0.0647786458</text:p>
          </table:table-cell>
          <table:table-cell office:value-type="float" office:value="-0.00374136607828089">
            <text:p>-0.0037413661</text:p>
          </table:table-cell>
          <table:table-cell office:value-type="float" office:value="-0.008203125">
            <text:p>-0.008203125</text:p>
          </table:table-cell>
          <table:table-cell office:value-type="float" office:value="0.781499434577094">
            <text:p>0.7814994346</text:p>
          </table:table-cell>
          <table:table-cell office:value-type="float" office:value="0.986932654453475">
            <text:p>0.9869326545</text:p>
          </table:table-cell>
          <table:table-cell office:value-type="float" office:value="0.971420953369141">
            <text:p>0.9714209534</text:p>
          </table:table-cell>
          <table:table-cell office:value-type="float" office:value="-10.3498001453349">
            <text:p>-10.34980014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0836">
            <text:p>10836</text:p>
          </table:table-cell>
          <table:table-cell office:value-type="float" office:value="15979">
            <text:p>15979</text:p>
          </table:table-cell>
          <table:table-cell office:value-type="float" office:value="25040">
            <text:p>25040</text:p>
          </table:table-cell>
          <table:table-cell office:value-type="float" office:value="-737.25">
            <text:p>-737.25</text:p>
          </table:table-cell>
          <table:table-cell office:value-type="float" office:value="-666.75">
            <text:p>-666.75</text:p>
          </table:table-cell>
          <table:table-cell office:value-type="float" office:value="105">
            <text:p>105</text:p>
          </table:table-cell>
          <table:table-cell office:value-type="float" office:value="-0.0680370985603544">
            <text:p>-0.0680370986</text:p>
          </table:table-cell>
          <table:table-cell office:value-type="float" office:value="-0.0417266412165968">
            <text:p>-0.0417266412</text:p>
          </table:table-cell>
          <table:table-cell office:value-type="float" office:value="0.00419329073482428">
            <text:p>0.0041932907</text:p>
          </table:table-cell>
          <table:table-cell office:value-type="float" office:value="0.770943086728562">
            <text:p>0.7709430867</text:p>
          </table:table-cell>
          <table:table-cell office:value-type="float" office:value="0.85736933641286">
            <text:p>0.8573693364</text:p>
          </table:table-cell>
          <table:table-cell office:value-type="float" office:value="1.01471098159877">
            <text:p>1.0147109816</text:p>
          </table:table-cell>
          <table:table-cell office:value-type="float" office:value="-9.83713945798537">
            <text:p>-9.837139458</text:p>
          </table:table-cell>
          <table:table-cell office:value-type="float" office:value="-16.2625862740641">
            <text:p>-16.2625862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10659">
            <text:p>10659</text:p>
          </table:table-cell>
          <table:table-cell office:value-type="float" office:value="15912">
            <text:p>15912</text:p>
          </table:table-cell>
          <table:table-cell office:value-type="float" office:value="25040">
            <text:p>25040</text:p>
          </table:table-cell>
          <table:table-cell office:value-type="float" office:value="-332.5">
            <text:p>-332.5</text:p>
          </table:table-cell>
          <table:table-cell office:value-type="float" office:value="37.375">
            <text:p>37.375</text:p>
          </table:table-cell>
          <table:table-cell office:value-type="float" office:value="240">
            <text:p>240</text:p>
          </table:table-cell>
          <table:table-cell office:value-type="float" office:value="-0.0311942959001783">
            <text:p>-0.0311942959</text:p>
          </table:table-cell>
          <table:table-cell office:value-type="float" office:value="0.00234885620915033">
            <text:p>0.0023488562</text:p>
          </table:table-cell>
          <table:table-cell office:value-type="float" office:value="0.00958466453674121">
            <text:p>0.0095846645</text:p>
          </table:table-cell>
          <table:table-cell office:value-type="float" office:value="0.892727209178924">
            <text:p>0.8927272092</text:p>
          </table:table-cell>
          <table:table-cell office:value-type="float" office:value="1.00823181029799">
            <text:p>1.0082318103</text:p>
          </table:table-cell>
          <table:table-cell office:value-type="float" office:value="1.03372638283539">
            <text:p>1.0337263828</text:p>
          </table:table-cell>
          <table:table-cell office:value-type="float" office:value="-21.8719140731626">
            <text:p>-21.87191407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0830">
            <text:p>10830</text:p>
          </table:table-cell>
          <table:table-cell office:value-type="float" office:value="16578">
            <text:p>16578</text:p>
          </table:table-cell>
          <table:table-cell office:value-type="float" office:value="25680">
            <text:p>25680</text:p>
          </table:table-cell>
          <table:table-cell office:value-type="float" office:value="-182">
            <text:p>-182</text:p>
          </table:table-cell>
          <table:table-cell office:value-type="float" office:value="438.75">
            <text:p>438.75</text:p>
          </table:table-cell>
          <table:table-cell office:value-type="float" office:value="300">
            <text:p>300</text:p>
          </table:table-cell>
          <table:table-cell office:value-type="float" office:value="-0.0168051708217913">
            <text:p>-0.0168051708</text:p>
          </table:table-cell>
          <table:table-cell office:value-type="float" office:value="0.0264657980456026">
            <text:p>0.026465798</text:p>
          </table:table-cell>
          <table:table-cell office:value-type="float" office:value="0.0116822429906542">
            <text:p>0.011682243</text:p>
          </table:table-cell>
          <table:table-cell office:value-type="float" office:value="0.941735433105776">
            <text:p>0.9417354331</text:p>
          </table:table-cell>
          <table:table-cell office:value-type="float" office:value="1.09400315255334">
            <text:p>1.0940031526</text:p>
          </table:table-cell>
          <table:table-cell office:value-type="float" office:value="1.04115534107782">
            <text:p>1.0411553411</text:p>
          </table:table-cell>
          <table:table-cell office:value-type="float" office:value="0">
            <text:p>0</text:p>
          </table:table-cell>
          <table:table-cell office:value-type="float" office:value="26.5353643848538">
            <text:p>26.53536438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20">
            <text:p>520</text:p>
          </table:table-cell>
          <table:table-cell office:value-type="float" office:value="10296">
            <text:p>10296</text:p>
          </table:table-cell>
          <table:table-cell office:value-type="float" office:value="16016">
            <text:p>16016</text:p>
          </table:table-cell>
          <table:table-cell office:value-type="float" office:value="25600">
            <text:p>25600</text:p>
          </table:table-cell>
          <table:table-cell office:value-type="float" office:value="-56.25">
            <text:p>-56.25</text:p>
          </table:table-cell>
          <table:table-cell office:value-type="float" office:value="217">
            <text:p>217</text:p>
          </table:table-cell>
          <table:table-cell office:value-type="float" office:value="-210">
            <text:p>-210</text:p>
          </table:table-cell>
          <table:table-cell office:value-type="float" office:value="-0.00546328671328671">
            <text:p>-0.0054632867</text:p>
          </table:table-cell>
          <table:table-cell office:value-type="float" office:value="0.013548951048951">
            <text:p>0.013548951</text:p>
          </table:table-cell>
          <table:table-cell office:value-type="float" office:value="-0.008203125">
            <text:p>-0.008203125</text:p>
          </table:table-cell>
          <table:table-cell office:value-type="float" office:value="0.980936997606851">
            <text:p>0.9809369976</text:p>
          </table:table-cell>
          <table:table-cell office:value-type="float" office:value="1.0477811338574">
            <text:p>1.0477811339</text:p>
          </table:table-cell>
          <table:table-cell office:value-type="float" office:value="0.971420953369141">
            <text:p>0.97142095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9846">
            <text:p>9846</text:p>
          </table:table-cell>
          <table:table-cell office:value-type="float" office:value="15708">
            <text:p>15708</text:p>
          </table:table-cell>
          <table:table-cell office:value-type="float" office:value="24480">
            <text:p>24480</text:p>
          </table:table-cell>
          <table:table-cell office:value-type="float" office:value="51.75">
            <text:p>51.75</text:p>
          </table:table-cell>
          <table:table-cell office:value-type="float" office:value="108.5">
            <text:p>108.5</text:p>
          </table:table-cell>
          <table:table-cell office:value-type="float" office:value="57.5">
            <text:p>57.5</text:p>
          </table:table-cell>
          <table:table-cell office:value-type="float" office:value="0.00525594149908592">
            <text:p>0.0052559415</text:p>
          </table:table-cell>
          <table:table-cell office:value-type="float" office:value="0.00690730837789661">
            <text:p>0.0069073084</text:p>
          </table:table-cell>
          <table:table-cell office:value-type="float" office:value="0.00234885620915033">
            <text:p>0.0023488562</text:p>
          </table:table-cell>
          <table:table-cell office:value-type="float" office:value="1.01844994009204">
            <text:p>1.0184499401</text:p>
          </table:table-cell>
          <table:table-cell office:value-type="float" office:value="1.02426909270433">
            <text:p>1.0242690927</text:p>
          </table:table-cell>
          <table:table-cell office:value-type="float" office:value="1.00823181029799">
            <text:p>1.0082318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10">
            <text:p>510</text:p>
          </table:table-cell>
          <table:table-cell office:value-type="float" office:value="11214">
            <text:p>11214</text:p>
          </table:table-cell>
          <table:table-cell office:value-type="float" office:value="15960">
            <text:p>15960</text:p>
          </table:table-cell>
          <table:table-cell office:value-type="float" office:value="24920">
            <text:p>24920</text:p>
          </table:table-cell>
          <table:table-cell office:value-type="float" office:value="72">
            <text:p>72</text:p>
          </table:table-cell>
          <table:table-cell office:value-type="float" office:value="150.5">
            <text:p>150.5</text:p>
          </table:table-cell>
          <table:table-cell office:value-type="float" office:value="160">
            <text:p>160</text:p>
          </table:table-cell>
          <table:table-cell office:value-type="float" office:value="0.00642054574638844">
            <text:p>0.0064205457</text:p>
          </table:table-cell>
          <table:table-cell office:value-type="float" office:value="0.00942982456140351">
            <text:p>0.0094298246</text:p>
          </table:table-cell>
          <table:table-cell office:value-type="float" office:value="0.00642054574638844">
            <text:p>0.0064205457</text:p>
          </table:table-cell>
          <table:table-cell office:value-type="float" office:value="1.02255270799142">
            <text:p>1.022552708</text:p>
          </table:table-cell>
          <table:table-cell office:value-type="float" office:value="1.03317867228378">
            <text:p>1.0331786723</text:p>
          </table:table-cell>
          <table:table-cell office:value-type="float" office:value="1.02255270799142">
            <text:p>1.0225527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540">
            <text:p>540</text:p>
          </table:table-cell>
          <table:table-cell office:value-type="float" office:value="11646">
            <text:p>11646</text:p>
          </table:table-cell>
          <table:table-cell office:value-type="float" office:value="16939">
            <text:p>16939</text:p>
          </table:table-cell>
          <table:table-cell office:value-type="float" office:value="26240">
            <text:p>26240</text:p>
          </table:table-cell>
          <table:table-cell office:value-type="float" office:value="114.75">
            <text:p>114.75</text:p>
          </table:table-cell>
          <table:table-cell office:value-type="float" office:value="-63.375">
            <text:p>-63.375</text:p>
          </table:table-cell>
          <table:table-cell office:value-type="float" office:value="-120">
            <text:p>-120</text:p>
          </table:table-cell>
          <table:table-cell office:value-type="float" office:value="0.0098531684698609">
            <text:p>0.0098531685</text:p>
          </table:table-cell>
          <table:table-cell office:value-type="float" office:value="-0.00374136607828089">
            <text:p>-0.0037413661</text:p>
          </table:table-cell>
          <table:table-cell office:value-type="float" office:value="-0.00457317073170732">
            <text:p>-0.0045731707</text:p>
          </table:table-cell>
          <table:table-cell office:value-type="float" office:value="1.03467637610515">
            <text:p>1.0346763761</text:p>
          </table:table-cell>
          <table:table-cell office:value-type="float" office:value="0.986932654453475">
            <text:p>0.9869326545</text:p>
          </table:table-cell>
          <table:table-cell office:value-type="float" office:value="0.984034893664485">
            <text:p>0.98403489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252">
            <text:p>1252</text:p>
          </table:table-cell>
          <table:table-cell office:value-type="float" office:value="10868">
            <text:p>10868</text:p>
          </table:table-cell>
          <table:table-cell office:value-type="float" office:value="16254">
            <text:p>16254</text:p>
          </table:table-cell>
          <table:table-cell office:value-type="float" office:value="25340">
            <text:p>25340</text:p>
          </table:table-cell>
          <table:table-cell office:value-type="float" office:value="-59.375">
            <text:p>-59.375</text:p>
          </table:table-cell>
          <table:table-cell office:value-type="float" office:value="-84.375">
            <text:p>-84.375</text:p>
          </table:table-cell>
          <table:table-cell office:value-type="float" office:value="-45">
            <text:p>-45</text:p>
          </table:table-cell>
          <table:table-cell office:value-type="float" office:value="-0.00546328671328671">
            <text:p>-0.0054632867</text:p>
          </table:table-cell>
          <table:table-cell office:value-type="float" office:value="-0.00519102990033223">
            <text:p>-0.0051910299</text:p>
          </table:table-cell>
          <table:table-cell office:value-type="float" office:value="-0.00177584846093133">
            <text:p>-0.0017758485</text:p>
          </table:table-cell>
          <table:table-cell office:value-type="float" office:value="0.980936997606851">
            <text:p>0.9809369976</text:p>
          </table:table-cell>
          <table:table-cell office:value-type="float" office:value="0.981884211060032">
            <text:p>0.9818842111</text:p>
          </table:table-cell>
          <table:table-cell office:value-type="float" office:value="0.993790711516742">
            <text:p>0.99379071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3">
            <text:p>3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0393">
            <text:p>10393</text:p>
          </table:table-cell>
          <table:table-cell office:value-type="float" office:value="16140">
            <text:p>16140</text:p>
          </table:table-cell>
          <table:table-cell office:value-type="float" office:value="25500">
            <text:p>25500</text:p>
          </table:table-cell>
          <table:table-cell office:value-type="float" office:value="54.625">
            <text:p>54.625</text:p>
          </table:table-cell>
          <table:table-cell office:value-type="float" office:value="75">
            <text:p>75</text:p>
          </table:table-cell>
          <table:table-cell office:value-type="float" office:value="190">
            <text:p>190</text:p>
          </table:table-cell>
          <table:table-cell office:value-type="float" office:value="0.00525594149908592">
            <text:p>0.0052559415</text:p>
          </table:table-cell>
          <table:table-cell office:value-type="float" office:value="0.00464684014869889">
            <text:p>0.0046468401</text:p>
          </table:table-cell>
          <table:table-cell office:value-type="float" office:value="0.00745098039215686">
            <text:p>0.0074509804</text:p>
          </table:table-cell>
          <table:table-cell office:value-type="float" office:value="1.01844994009204">
            <text:p>1.0184499401</text:p>
          </table:table-cell>
          <table:table-cell office:value-type="float" office:value="1.01630626304225">
            <text:p>1.016306263</text:p>
          </table:table-cell>
          <table:table-cell office:value-type="float" office:value="1.02618724490581">
            <text:p>1.02618724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3">
            <text:p>3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20">
            <text:p>11520</text:p>
          </table:table-cell>
          <table:table-cell office:value-type="float" office:value="16815">
            <text:p>16815</text:p>
          </table:table-cell>
          <table:table-cell office:value-type="float" office:value="25880">
            <text:p>25880</text:p>
          </table:table-cell>
          <table:table-cell office:value-type="float" office:value="1968.25">
            <text:p>1968.25</text:p>
          </table:table-cell>
          <table:table-cell office:value-type="float" office:value="97.375">
            <text:p>97.375</text:p>
          </table:table-cell>
          <table:table-cell office:value-type="float" office:value="255">
            <text:p>255</text:p>
          </table:table-cell>
          <table:table-cell office:value-type="float" office:value="0.170855034722222">
            <text:p>0.1708550347</text:p>
          </table:table-cell>
          <table:table-cell office:value-type="float" office:value="0.0057909604519774">
            <text:p>0.0057909605</text:p>
          </table:table-cell>
          <table:table-cell office:value-type="float" office:value="0.0098531684698609">
            <text:p>0.0098531685</text:p>
          </table:table-cell>
          <table:table-cell office:value-type="float" office:value="1.65520784959204">
            <text:p>1.6552078496</text:p>
          </table:table-cell>
          <table:table-cell office:value-type="float" office:value="1.02033409061892">
            <text:p>1.0203340906</text:p>
          </table:table-cell>
          <table:table-cell office:value-type="float" office:value="1.03467637610515">
            <text:p>1.0346763761</text:p>
          </table:table-cell>
          <table:table-cell office:value-type="float" office:value="4.39439782514413">
            <text:p>4.39439782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1239">
            <text:p>1239</text:p>
          </table:table-cell>
          <table:table-cell office:value-type="float" office:value="572">
            <text:p>572</text:p>
          </table:table-cell>
          <table:table-cell office:value-type="float" office:value="10782">
            <text:p>10782</text:p>
          </table:table-cell>
          <table:table-cell office:value-type="float" office:value="16185">
            <text:p>16185</text:p>
          </table:table-cell>
          <table:table-cell office:value-type="float" office:value="26240">
            <text:p>26240</text:p>
          </table:table-cell>
          <table:table-cell office:value-type="float" office:value="-669.5">
            <text:p>-669.5</text:p>
          </table:table-cell>
          <table:table-cell office:value-type="float" office:value="-13">
            <text:p>-13</text:p>
          </table:table-cell>
          <table:table-cell office:value-type="float" office:value="-120">
            <text:p>-120</text:p>
          </table:table-cell>
          <table:table-cell office:value-type="float" office:value="-0.0620942311259507">
            <text:p>-0.0620942311</text:p>
          </table:table-cell>
          <table:table-cell office:value-type="float" office:value="-0.000803212851405623">
            <text:p>-0.0008032129</text:p>
          </table:table-cell>
          <table:table-cell office:value-type="float" office:value="-0.00457317073170732">
            <text:p>-0.0045731707</text:p>
          </table:table-cell>
          <table:table-cell office:value-type="float" office:value="0.790227350395854">
            <text:p>0.7902273504</text:p>
          </table:table-cell>
          <table:table-cell office:value-type="float" office:value="0.997190019515814">
            <text:p>0.9971900195</text:p>
          </table:table-cell>
          <table:table-cell office:value-type="float" office:value="0.984034893664485">
            <text:p>0.9840348937</text:p>
          </table:table-cell>
          <table:table-cell office:value-type="float" office:value="-10.8125511024368">
            <text:p>-10.81255110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561">
            <text:p>561</text:p>
          </table:table-cell>
          <table:table-cell office:value-type="float" office:value="11039">
            <text:p>11039</text:p>
          </table:table-cell>
          <table:table-cell office:value-type="float" office:value="15540">
            <text:p>15540</text:p>
          </table:table-cell>
          <table:table-cell office:value-type="float" office:value="24600">
            <text:p>24600</text:p>
          </table:table-cell>
          <table:table-cell office:value-type="float" office:value="-595.5">
            <text:p>-595.5</text:p>
          </table:table-cell>
          <table:table-cell office:value-type="float" office:value="123.375">
            <text:p>123.375</text:p>
          </table:table-cell>
          <table:table-cell office:value-type="float" office:value="296.5">
            <text:p>296.5</text:p>
          </table:table-cell>
          <table:table-cell office:value-type="float" office:value="-0.0539451037231633">
            <text:p>-0.0539451037</text:p>
          </table:table-cell>
          <table:table-cell office:value-type="float" office:value="0.00793918918918919">
            <text:p>0.0079391892</text:p>
          </table:table-cell>
          <table:table-cell office:value-type="float" office:value="0.0120528455284553">
            <text:p>0.0120528455</text:p>
          </table:table-cell>
          <table:table-cell office:value-type="float" office:value="0.816895882431706">
            <text:p>0.8168958824</text:p>
          </table:table-cell>
          <table:table-cell office:value-type="float" office:value="1.02791070238313">
            <text:p>1.0279107024</text:p>
          </table:table-cell>
          <table:table-cell office:value-type="float" office:value="1.04246969067685">
            <text:p>1.0424696907</text:p>
          </table:table-cell>
          <table:table-cell office:value-type="float" office:value="-12.4993446725114">
            <text:p>-12.49934467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32">
            <text:p>123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772">
            <text:p>11772</text:p>
          </table:table-cell>
          <table:table-cell office:value-type="float" office:value="20000">
            <text:p>20000</text:p>
          </table:table-cell>
          <table:table-cell office:value-type="float" office:value="37861">
            <text:p>37861</text:p>
          </table:table-cell>
          <table:table-cell office:value-type="float" office:value="14.625">
            <text:p>14.625</text:p>
          </table:table-cell>
          <table:table-cell office:value-type="float" office:value="159.75">
            <text:p>159.75</text:p>
          </table:table-cell>
          <table:table-cell office:value-type="float" office:value="-1496.5">
            <text:p>-1496.5</text:p>
          </table:table-cell>
          <table:table-cell office:value-type="float" office:value="0.00124235474006116">
            <text:p>0.0012423547</text:p>
          </table:table-cell>
          <table:table-cell office:value-type="float" office:value="0.0079875">
            <text:p>0.0079875</text:p>
          </table:table-cell>
          <table:table-cell office:value-type="float" office:value="-0.0395261614854336">
            <text:p>-0.0395261615</text:p>
          </table:table-cell>
          <table:table-cell office:value-type="float" office:value="1.004351266743">
            <text:p>1.0043512667</text:p>
          </table:table-cell>
          <table:table-cell office:value-type="float" office:value="1.02808129830625">
            <text:p>1.0280812983</text:p>
          </table:table-cell>
          <table:table-cell office:value-type="float" office:value="0.864720576986857">
            <text:p>0.864720577</text:p>
          </table:table-cell>
          <table:table-cell table:number-columns-repeated="2" office:value-type="float" office:value="0">
            <text:p>0</text:p>
          </table:table-cell>
          <table:table-cell office:value-type="float" office:value="-17.1875122430369">
            <text:p>-17.18751224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1925">
            <text:p>11925</text:p>
          </table:table-cell>
          <table:table-cell office:value-type="float" office:value="23616">
            <text:p>23616</text:p>
          </table:table-cell>
          <table:table-cell office:value-type="float" office:value="59911">
            <text:p>59911</text:p>
          </table:table-cell>
          <table:table-cell office:value-type="float" office:value="-416">
            <text:p>-416</text:p>
          </table:table-cell>
          <table:table-cell office:value-type="float" office:value="-108">
            <text:p>-108</text:p>
          </table:table-cell>
          <table:table-cell office:value-type="float" office:value="-1972.375">
            <text:p>-1972.375</text:p>
          </table:table-cell>
          <table:table-cell office:value-type="float" office:value="-0.0348846960167715">
            <text:p>-0.034884696</text:p>
          </table:table-cell>
          <table:table-cell office:value-type="float" office:value="-0.00457317073170732">
            <text:p>-0.0045731707</text:p>
          </table:table-cell>
          <table:table-cell office:value-type="float" office:value="-0.0329217505967185">
            <text:p>-0.0329217506</text:p>
          </table:table-cell>
          <table:table-cell office:value-type="float" office:value="0.880288770293018">
            <text:p>0.8802887703</text:p>
          </table:table-cell>
          <table:table-cell office:value-type="float" office:value="0.984034893664485">
            <text:p>0.9840348937</text:p>
          </table:table-cell>
          <table:table-cell office:value-type="float" office:value="0.886898202569696">
            <text:p>0.8868982026</text:p>
          </table:table-cell>
          <table:table-cell office:value-type="float" office:value="-19.5210392173656">
            <text:p>-19.5210392174</text:p>
          </table:table-cell>
          <table:table-cell office:value-type="float" office:value="0">
            <text:p>0</text:p>
          </table:table-cell>
          <table:table-cell office:value-type="float" office:value="-20.7058768508405">
            <text:p>-20.705876850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6452">
            <text:p>6452</text:p>
          </table:table-cell>
          <table:table-cell office:value-type="float" office:value="14146">
            <text:p>14146</text:p>
          </table:table-cell>
          <table:table-cell office:value-type="float" office:value="25900">
            <text:p>25900</text:p>
          </table:table-cell>
          <table:table-cell office:value-type="float" office:value="-926.125">
            <text:p>-926.125</text:p>
          </table:table-cell>
          <table:table-cell office:value-type="float" office:value="-858.125">
            <text:p>-858.125</text:p>
          </table:table-cell>
          <table:table-cell office:value-type="float" office:value="348.75">
            <text:p>348.75</text:p>
          </table:table-cell>
          <table:table-cell office:value-type="float" office:value="-0.143540762554247">
            <text:p>-0.1435407626</text:p>
          </table:table-cell>
          <table:table-cell office:value-type="float" office:value="-0.0606620246005938">
            <text:p>-0.0606620246</text:p>
          </table:table-cell>
          <table:table-cell office:value-type="float" office:value="0.013465250965251">
            <text:p>0.013465251</text:p>
          </table:table-cell>
          <table:table-cell office:value-type="float" office:value="0.537991074068859">
            <text:p>0.5379910741</text:p>
          </table:table-cell>
          <table:table-cell office:value-type="float" office:value="0.794895481106062">
            <text:p>0.7948954811</text:p>
          </table:table-cell>
          <table:table-cell office:value-type="float" office:value="1.04748375182615">
            <text:p>1.0474837518</text:p>
          </table:table-cell>
          <table:table-cell office:value-type="float" office:value="-4.4734020490401">
            <text:p>-4.473402049</text:p>
          </table:table-cell>
          <table:table-cell office:value-type="float" office:value="-11.076189181858">
            <text:p>-11.07618918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6306">
            <text:p>6306</text:p>
          </table:table-cell>
          <table:table-cell office:value-type="float" office:value="14388">
            <text:p>14388</text:p>
          </table:table-cell>
          <table:table-cell office:value-type="float" office:value="26160">
            <text:p>26160</text:p>
          </table:table-cell>
          <table:table-cell office:value-type="float" office:value="-164.625">
            <text:p>-164.625</text:p>
          </table:table-cell>
          <table:table-cell office:value-type="float" office:value="3809.125">
            <text:p>3809.125</text:p>
          </table:table-cell>
          <table:table-cell office:value-type="float" office:value="6925.75">
            <text:p>6925.75</text:p>
          </table:table-cell>
          <table:table-cell office:value-type="float" office:value="-0.0261060894386299">
            <text:p>-0.0261060894</text:p>
          </table:table-cell>
          <table:table-cell office:value-type="float" office:value="0.264743188768418">
            <text:p>0.2647431888</text:p>
          </table:table-cell>
          <table:table-cell office:value-type="float" office:value="0.264745795107034">
            <text:p>0.2647457951</text:p>
          </table:table-cell>
          <table:table-cell office:value-type="float" office:value="0.90996448166012">
            <text:p>0.9099644817</text:p>
          </table:table-cell>
          <table:table-cell office:value-type="float" office:value="2.06397551444803">
            <text:p>2.0639755144</text:p>
          </table:table-cell>
          <table:table-cell office:value-type="float" office:value="2.06398734148725">
            <text:p>2.0639873415</text:p>
          </table:table-cell>
          <table:table-cell office:value-type="float" office:value="-26.2030669862246">
            <text:p>-26.2030669862</text:p>
          </table:table-cell>
          <table:table-cell office:value-type="float" office:value="2.95120649670625">
            <text:p>2.9512064967</text:p>
          </table:table-cell>
          <table:table-cell office:value-type="float" office:value="2.95118060277642">
            <text:p>2.9511806028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294">
            <text:p>1294</text:p>
          </table:table-cell>
          <table:table-cell office:value-type="float" office:value="5863">
            <text:p>5863</text:p>
          </table:table-cell>
          <table:table-cell office:value-type="float" office:value="14080">
            <text:p>14080</text:p>
          </table:table-cell>
          <table:table-cell office:value-type="float" office:value="26500">
            <text:p>26500</text:p>
          </table:table-cell>
          <table:table-cell office:value-type="float" office:value="-943.875">
            <text:p>-943.875</text:p>
          </table:table-cell>
          <table:table-cell office:value-type="float" office:value="4008.42857142857">
            <text:p>4008.4285714286</text:p>
          </table:table-cell>
          <table:table-cell office:value-type="float" office:value="6486.375">
            <text:p>6486.375</text:p>
          </table:table-cell>
          <table:table-cell office:value-type="float" office:value="-0.16098840184206">
            <text:p>-0.1609884018</text:p>
          </table:table-cell>
          <table:table-cell office:value-type="float" office:value="0.284689529220779">
            <text:p>0.2846895292</text:p>
          </table:table-cell>
          <table:table-cell office:value-type="float" office:value="0.244768867924528">
            <text:p>0.2447688679</text:p>
          </table:table-cell>
          <table:table-cell office:value-type="float" office:value="0.487338433987004">
            <text:p>0.487338434</text:p>
          </table:table-cell>
          <table:table-cell office:value-type="float" office:value="2.15526768324671">
            <text:p>2.1552676832</text:p>
          </table:table-cell>
          <table:table-cell office:value-type="float" office:value="1.97411816319776">
            <text:p>1.9741181632</text:p>
          </table:table-cell>
          <table:table-cell office:value-type="float" office:value="-3.94886471577722">
            <text:p>-3.9488647158</text:p>
          </table:table-cell>
          <table:table-cell office:value-type="float" office:value="2.76686598396225">
            <text:p>2.766865984</text:p>
          </table:table-cell>
          <table:table-cell office:value-type="float" office:value="3.1657803596689">
            <text:p>3.165780359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4419">
            <text:p>4419</text:p>
          </table:table-cell>
          <table:table-cell office:value-type="float" office:value="10619">
            <text:p>10619</text:p>
          </table:table-cell>
          <table:table-cell office:value-type="float" office:value="25720">
            <text:p>25720</text:p>
          </table:table-cell>
          <table:table-cell office:value-type="float" office:value="-2496.14285714286">
            <text:p>-2496.1428571429</text:p>
          </table:table-cell>
          <table:table-cell office:value-type="float" office:value="1062.14285714286">
            <text:p>1062.1428571429</text:p>
          </table:table-cell>
          <table:table-cell office:value-type="float" office:value="7315.85714285714">
            <text:p>7315.8571428571</text:p>
          </table:table-cell>
          <table:table-cell office:value-type="float" office:value="-0.564866000711215">
            <text:p>-0.5648660007</text:p>
          </table:table-cell>
          <table:table-cell office:value-type="float" office:value="0.100022870057713">
            <text:p>0.1000228701</text:p>
          </table:table-cell>
          <table:table-cell office:value-type="float" office:value="0.284442346145301">
            <text:p>0.2844423461</text:p>
          </table:table-cell>
          <table:table-cell office:value-type="float" office:value="0">
            <text:p>0</text:p>
          </table:table-cell>
          <table:table-cell office:value-type="float" office:value="1.36968901128978">
            <text:p>1.3696890113</text:p>
          </table:table-cell>
          <table:table-cell office:value-type="float" office:value="2.15412681013861">
            <text:p>2.1541268101</text:p>
          </table:table-cell>
          <table:table-cell office:value-type="float" office:value="-0.833008218335794">
            <text:p>-0.8330082183</text:p>
          </table:table-cell>
          <table:table-cell office:value-type="float" office:value="7.27095482782472">
            <text:p>7.2709548278</text:p>
          </table:table-cell>
          <table:table-cell office:value-type="float" office:value="2.7689928827982">
            <text:p>2.7689928828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2361">
            <text:p>2361</text:p>
          </table:table-cell>
          <table:table-cell office:value-type="float" office:value="8441">
            <text:p>8441</text:p>
          </table:table-cell>
          <table:table-cell office:value-type="float" office:value="27690">
            <text:p>27690</text:p>
          </table:table-cell>
          <table:table-cell office:value-type="float" office:value="0">
            <text:p>0</text:p>
          </table:table-cell>
          <table:table-cell office:value-type="float" office:value="1871.8">
            <text:p>1871.8</text:p>
          </table:table-cell>
          <table:table-cell office:value-type="float" office:value="8665.16666666667">
            <text:p>8665.1666666667</text:p>
          </table:table-cell>
          <table:table-cell office:value-type="float" office:value="0">
            <text:p>0</text:p>
          </table:table-cell>
          <table:table-cell office:value-type="float" office:value="0.221750977372349">
            <text:p>0.2217509774</text:p>
          </table:table-cell>
          <table:table-cell office:value-type="float" office:value="0.31293487420248">
            <text:p>0.3129348742</text:p>
          </table:table-cell>
          <table:table-cell office:value-type="float" office:value="0.15">
            <text:p>0.15</text:p>
          </table:table-cell>
          <table:table-cell office:value-type="float" office:value="1.87250847289578">
            <text:p>1.8725084729</text:p>
          </table:table-cell>
          <table:table-cell office:value-type="float" office:value="2.28721140127324">
            <text:p>2.2872114013</text:p>
          </table:table-cell>
          <table:table-cell office:value-type="float" office:value="0">
            <text:p>0</text:p>
          </table:table-cell>
          <table:table-cell office:value-type="float" office:value="3.46080326929993">
            <text:p>3.4608032693</text:p>
          </table:table-cell>
          <table:table-cell office:value-type="float" office:value="2.54585494844664">
            <text:p>2.5458549484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300">
            <text:p>1300</text:p>
          </table:table-cell>
          <table:table-cell office:value-type="float" office:value="1261">
            <text:p>1261</text:p>
          </table:table-cell>
          <table:table-cell office:value-type="float" office:value="19468">
            <text:p>19468</text:p>
          </table:table-cell>
          <table:table-cell office:value-type="float" office:value="79826">
            <text:p>79826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10346.2">
            <text:p>10346.2</text:p>
          </table:table-cell>
          <table:table-cell office:value-type="float" office:value="0">
            <text:p>0</text:p>
          </table:table-cell>
          <table:table-cell office:value-type="float" office:value="0.0654407232381344">
            <text:p>0.0654407232</text:p>
          </table:table-cell>
          <table:table-cell office:value-type="float" office:value="0.12960940044597">
            <text:p>0.1296094004</text:p>
          </table:table-cell>
          <table:table-cell office:value-type="float" office:value="0.15">
            <text:p>0.15</text:p>
          </table:table-cell>
          <table:table-cell office:value-type="float" office:value="1.23743620831901">
            <text:p>1.2374362083</text:p>
          </table:table-cell>
          <table:table-cell office:value-type="float" office:value="1.48655815106146">
            <text:p>1.4865581511</text:p>
          </table:table-cell>
          <table:table-cell office:value-type="float" office:value="0">
            <text:p>0</text:p>
          </table:table-cell>
          <table:table-cell office:value-type="float" office:value="10.9348977004809">
            <text:p>10.9348977005</text:p>
          </table:table-cell>
          <table:table-cell office:value-type="float" office:value="5.68750569814642">
            <text:p>5.687505698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674">
            <text:p>674</text:p>
          </table:table-cell>
          <table:table-cell office:value-type="float" office:value="19109">
            <text:p>19109</text:p>
          </table:table-cell>
          <table:table-cell office:value-type="float" office:value="107824">
            <text:p>107824</text:p>
          </table:table-cell>
          <table:table-cell table:number-columns-repeated="6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02">
            <text:p>1.02</text:p>
          </table:table-cell>
          <table:table-cell office:value-type="float" office:value="2.25">
            <text:p>2.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360">
            <text:p>360</text:p>
          </table:table-cell>
          <table:table-cell office:value-type="float" office:value="21234">
            <text:p>21234</text:p>
          </table:table-cell>
          <table:table-cell office:value-type="float" office:value="145642">
            <text:p>145642</text:p>
          </table:table-cell>
          <table:table-cell table:number-columns-repeated="6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42">
            <text:p>1.42</text:p>
          </table:table-cell>
          <table:table-cell office:value-type="float" office:value="2.25">
            <text:p>2.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192">
            <text:p>192</text:p>
          </table:table-cell>
          <table:table-cell office:value-type="float" office:value="23735">
            <text:p>23735</text:p>
          </table:table-cell>
          <table:table-cell office:value-type="float" office:value="196725">
            <text:p>196725</text:p>
          </table:table-cell>
          <table:table-cell table:number-columns-repeated="6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42">
            <text:p>1.42</text:p>
          </table:table-cell>
          <table:table-cell office:value-type="float" office:value="2.25">
            <text:p>2.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45.75">
            <text:p>145.75</text:p>
          </table:table-cell>
          <table:table-cell office:value-type="float" office:value="7947.75">
            <text:p>7947.75</text:p>
          </table:table-cell>
          <table:table-cell office:value-type="float" office:value="22253.25">
            <text:p>22253.25</text:p>
          </table:table-cell>
          <table:table-cell office:value-type="float" office:value="17.7575">
            <text:p>17.757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25">
            <text:p>1325</text:p>
          </table:table-cell>
          <table:table-cell office:value-type="float" office:value="103">
            <text:p>103</text:p>
          </table:table-cell>
          <table:table-cell office:value-type="float" office:value="26532">
            <text:p>26532</text:p>
          </table:table-cell>
          <table:table-cell office:value-type="float" office:value="265725">
            <text:p>265725</text:p>
          </table:table-cell>
          <table:table-cell table:number-columns-repeated="6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42">
            <text:p>1.42</text:p>
          </table:table-cell>
          <table:table-cell office:value-type="float" office:value="2.25">
            <text:p>2.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55.666666666667">
            <text:p>155.6666666667</text:p>
          </table:table-cell>
          <table:table-cell office:value-type="float" office:value="7953">
            <text:p>7953</text:p>
          </table:table-cell>
          <table:table-cell office:value-type="float" office:value="22529.6666666667">
            <text:p>22529.6666666667</text:p>
          </table:table-cell>
          <table:table-cell office:value-type="float" office:value="17.6566666666667">
            <text:p>17.65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99">
            <text:p>599</text:p>
          </table:table-cell>
          <table:table-cell office:value-type="float" office:value="1286">
            <text:p>1286</text:p>
          </table:table-cell>
          <table:table-cell office:value-type="float" office:value="55">
            <text:p>55</text:p>
          </table:table-cell>
          <table:table-cell office:value-type="float" office:value="29657">
            <text:p>29657</text:p>
          </table:table-cell>
          <table:table-cell office:value-type="float" office:value="358925">
            <text:p>358925</text:p>
          </table:table-cell>
          <table:table-cell table:number-columns-repeated="6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.42">
            <text:p>1.42</text:p>
          </table:table-cell>
          <table:table-cell office:value-type="float" office:value="2.25">
            <text:p>2.2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column table:style-name="co21" table:default-cell-style-name="Default"/>
        <table:table-column table:style-name="co19" table:number-columns-repeated="2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row table:style-name="ro1">
          <table:table-cell office:value-type="float" office:value="0.15">
            <text:p>0.15</text:p>
          </table:table-cell>
          <table:table-cell office:value-type="float" office:value="1.42">
            <text:p>1.42</text:p>
          </table:table-cell>
          <table:table-cell office:value-type="float" office:value="2.25">
            <text:p>2.25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.6">
            <text:p>8.6</text:p>
          </table:table-cell>
          <table:table-cell office:value-type="float" office:value="11.5">
            <text:p>11.5</text:p>
          </table:table-cell>
          <table:table-cell office:value-type="float" office:value="30.4">
            <text:p>30.4</text:p>
          </table:table-cell>
          <table:table-cell office:value-type="float" office:value="8482">
            <text:p>8482</text:p>
          </table:table-cell>
          <table:table-cell office:value-type="float" office:value="10927">
            <text:p>10927</text:p>
          </table:table-cell>
          <table:table-cell office:value-type="float" office:value="17478">
            <text:p>174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45:41.66</dc:date>
    <dc:creator>Liam Widdess</dc:creator>
    <meta:editing-duration>P2DT3H30M48S</meta:editing-duration>
    <meta:editing-cycles>185</meta:editing-cycles>
    <meta:generator>OpenOffice/4.1.7$Win32 OpenOffice.org_project/417m1$Build-9800</meta:generator>
    <meta:document-statistic meta:table-count="8" meta:cell-count="852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3cm" svg:width="31.251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9047">
                <text:p>904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64">
                <text:p>4264</text:p>
              </table:table-cell>
              <table:table-cell office:value-type="float" office:value="7527">
                <text:p>752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10153">
                <text:p>1015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304">
                <text:p>5304</text:p>
              </table:table-cell>
              <table:table-cell office:value-type="float" office:value="9647">
                <text:p>964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345">
                <text:p>5345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700">
                <text:p>570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64">
                <text:p>6864</text:p>
              </table:table-cell>
              <table:table-cell office:value-type="float" office:value="12601">
                <text:p>1260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912">
                <text:p>5912</text:p>
              </table:table-cell>
              <table:table-cell office:value-type="float" office:value="10718">
                <text:p>1071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68">
                <text:p>3868</text:p>
              </table:table-cell>
              <table:table-cell office:value-type="float" office:value="6492">
                <text:p>6492</text:p>
              </table:table-cell>
              <table:table-cell office:value-type="float" office:value="11453">
                <text:p>1145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218">
                <text:p>4218</text:p>
              </table:table-cell>
              <table:table-cell office:value-type="float" office:value="7246">
                <text:p>7246</text:p>
              </table:table-cell>
              <table:table-cell office:value-type="float" office:value="15698">
                <text:p>1569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41">
                <text:p>4541</text:p>
              </table:table-cell>
              <table:table-cell office:value-type="float" office:value="7690">
                <text:p>7690</text:p>
              </table:table-cell>
              <table:table-cell office:value-type="float" office:value="14012">
                <text:p>1401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450">
                <text:p>4450</text:p>
              </table:table-cell>
              <table:table-cell office:value-type="float" office:value="7585">
                <text:p>7585</text:p>
              </table:table-cell>
              <table:table-cell office:value-type="float" office:value="14418">
                <text:p>1441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882">
                <text:p>4882</text:p>
              </table:table-cell>
              <table:table-cell office:value-type="float" office:value="8406">
                <text:p>8406</text:p>
              </table:table-cell>
              <table:table-cell office:value-type="float" office:value="15693">
                <text:p>1569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476">
                <text:p>5476</text:p>
              </table:table-cell>
              <table:table-cell office:value-type="float" office:value="9488">
                <text:p>9488</text:p>
              </table:table-cell>
              <table:table-cell office:value-type="float" office:value="17631">
                <text:p>17631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610">
                <text:p>5610</text:p>
              </table:table-cell>
              <table:table-cell office:value-type="float" office:value="9652">
                <text:p>965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781">
                <text:p>5781</text:p>
              </table:table-cell>
              <table:table-cell office:value-type="float" office:value="9786">
                <text:p>9786</text:p>
              </table:table-cell>
              <table:table-cell office:value-type="float" office:value="16044">
                <text:p>1604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344">
                <text:p>6344</text:p>
              </table:table-cell>
              <table:table-cell office:value-type="float" office:value="10963">
                <text:p>10963</text:p>
              </table:table-cell>
              <table:table-cell office:value-type="float" office:value="17314">
                <text:p>1731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981">
                <text:p>6981</text:p>
              </table:table-cell>
              <table:table-cell office:value-type="float" office:value="11985">
                <text:p>11985</text:p>
              </table:table-cell>
              <table:table-cell office:value-type="float" office:value="17546">
                <text:p>1754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90">
                <text:p>7490</text:p>
              </table:table-cell>
              <table:table-cell office:value-type="float" office:value="11788">
                <text:p>11788</text:p>
              </table:table-cell>
              <table:table-cell office:value-type="float" office:value="17165">
                <text:p>1716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844">
                <text:p>7844</text:p>
              </table:table-cell>
              <table:table-cell office:value-type="float" office:value="11516">
                <text:p>11516</text:p>
              </table:table-cell>
              <table:table-cell office:value-type="float" office:value="17074">
                <text:p>1707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902">
                <text:p>8902</text:p>
              </table:table-cell>
              <table:table-cell office:value-type="float" office:value="12138">
                <text:p>12138</text:p>
              </table:table-cell>
              <table:table-cell office:value-type="float" office:value="18935">
                <text:p>1893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306">
                <text:p>9306</text:p>
              </table:table-cell>
              <table:table-cell office:value-type="float" office:value="12636">
                <text:p>12636</text:p>
              </table:table-cell>
              <table:table-cell office:value-type="float" office:value="19834">
                <text:p>1983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067">
                <text:p>9067</text:p>
              </table:table-cell>
              <table:table-cell office:value-type="float" office:value="12386">
                <text:p>12386</text:p>
              </table:table-cell>
              <table:table-cell office:value-type="float" office:value="19372">
                <text:p>1937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742">
                <text:p>8742</text:p>
              </table:table-cell>
              <table:table-cell office:value-type="float" office:value="12174">
                <text:p>12174</text:p>
              </table:table-cell>
              <table:table-cell office:value-type="float" office:value="19163">
                <text:p>1916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604">
                <text:p>13604</text:p>
              </table:table-cell>
              <table:table-cell office:value-type="float" office:value="20153">
                <text:p>2015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588">
                <text:p>13588</text:p>
              </table:table-cell>
              <table:table-cell office:value-type="float" office:value="19158">
                <text:p>1915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806">
                <text:p>8806</text:p>
              </table:table-cell>
              <table:table-cell office:value-type="float" office:value="13154">
                <text:p>13154</text:p>
              </table:table-cell>
              <table:table-cell office:value-type="float" office:value="18344">
                <text:p>1834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3798">
                <text:p>13798</text:p>
              </table:table-cell>
              <table:table-cell office:value-type="float" office:value="19420">
                <text:p>19420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98">
                <text:p>10298</text:p>
              </table:table-cell>
              <table:table-cell office:value-type="float" office:value="13780">
                <text:p>13780</text:p>
              </table:table-cell>
              <table:table-cell office:value-type="float" office:value="20363">
                <text:p>20363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90">
                <text:p>10290</text:p>
              </table:table-cell>
              <table:table-cell office:value-type="float" office:value="13682">
                <text:p>13682</text:p>
              </table:table-cell>
              <table:table-cell office:value-type="float" office:value="20126">
                <text:p>2012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050">
                <text:p>10050</text:p>
              </table:table-cell>
              <table:table-cell office:value-type="float" office:value="13492">
                <text:p>13492</text:p>
              </table:table-cell>
              <table:table-cell office:value-type="float" office:value="21331">
                <text:p>2133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4042">
                <text:p>14042</text:p>
              </table:table-cell>
              <table:table-cell office:value-type="float" office:value="21948">
                <text:p>2194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04">
                <text:p>10304</text:p>
              </table:table-cell>
              <table:table-cell office:value-type="float" office:value="14352">
                <text:p>14352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80">
                <text:p>9880</text:p>
              </table:table-cell>
              <table:table-cell office:value-type="float" office:value="14116">
                <text:p>14116</text:p>
              </table:table-cell>
              <table:table-cell office:value-type="float" office:value="22396">
                <text:p>2239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620">
                <text:p>9620</text:p>
              </table:table-cell>
              <table:table-cell office:value-type="float" office:value="15081">
                <text:p>15081</text:p>
              </table:table-cell>
              <table:table-cell office:value-type="float" office:value="24957">
                <text:p>2495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474">
                <text:p>15474</text:p>
              </table:table-cell>
              <table:table-cell office:value-type="float" office:value="26133">
                <text:p>2613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576">
                <text:p>10576</text:p>
              </table:table-cell>
              <table:table-cell office:value-type="float" office:value="16290">
                <text:p>16290</text:p>
              </table:table-cell>
              <table:table-cell office:value-type="float" office:value="28005">
                <text:p>2800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465">
                <text:p>10465</text:p>
              </table:table-cell>
              <table:table-cell office:value-type="float" office:value="17294">
                <text:p>17294</text:p>
              </table:table-cell>
              <table:table-cell office:value-type="float" office:value="30133">
                <text:p>30133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7822">
                <text:p>17822</text:p>
              </table:table-cell>
              <table:table-cell office:value-type="float" office:value="31177">
                <text:p>3117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8748">
                <text:p>18748</text:p>
              </table:table-cell>
              <table:table-cell office:value-type="float" office:value="32327">
                <text:p>3232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620">
                <text:p>19620</text:p>
              </table:table-cell>
              <table:table-cell office:value-type="float" office:value="33841">
                <text:p>3384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720">
                <text:p>11720</text:p>
              </table:table-cell>
              <table:table-cell office:value-type="float" office:value="20594">
                <text:p>20594</text:p>
              </table:table-cell>
              <table:table-cell office:value-type="float" office:value="35661">
                <text:p>35661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50">
                <text:p>13150</text:p>
              </table:table-cell>
              <table:table-cell office:value-type="float" office:value="21720">
                <text:p>21720</text:p>
              </table:table-cell>
              <table:table-cell office:value-type="float" office:value="35822">
                <text:p>358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79">
                <text:p>13779</text:p>
              </table:table-cell>
              <table:table-cell office:value-type="float" office:value="22739">
                <text:p>22739</text:p>
              </table:table-cell>
              <table:table-cell office:value-type="float" office:value="33884">
                <text:p>33884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991">
                <text:p>22991</text:p>
              </table:table-cell>
              <table:table-cell office:value-type="float" office:value="33127">
                <text:p>3312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660">
                <text:p>15660</text:p>
              </table:table-cell>
              <table:table-cell office:value-type="float" office:value="22796">
                <text:p>22796</text:p>
              </table:table-cell>
              <table:table-cell office:value-type="float" office:value="34271">
                <text:p>3427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234">
                <text:p>16234</text:p>
              </table:table-cell>
              <table:table-cell office:value-type="float" office:value="21940">
                <text:p>21940</text:p>
              </table:table-cell>
              <table:table-cell office:value-type="float" office:value="34740">
                <text:p>3474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4308">
                <text:p>14308</text:p>
              </table:table-cell>
              <table:table-cell office:value-type="float" office:value="22074">
                <text:p>22074</text:p>
              </table:table-cell>
              <table:table-cell office:value-type="float" office:value="33074">
                <text:p>3307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3399">
                <text:p>13399</text:p>
              </table:table-cell>
              <table:table-cell office:value-type="float" office:value="22270">
                <text:p>22270</text:p>
              </table:table-cell>
              <table:table-cell office:value-type="float" office:value="32043">
                <text:p>3204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1400">
                <text:p>11400</text:p>
              </table:table-cell>
              <table:table-cell office:value-type="float" office:value="20817">
                <text:p>20817</text:p>
              </table:table-cell>
              <table:table-cell office:value-type="float" office:value="33459">
                <text:p>33459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1660">
                <text:p>11660</text:p>
              </table:table-cell>
              <table:table-cell office:value-type="float" office:value="20900">
                <text:p>20900</text:p>
              </table:table-cell>
              <table:table-cell office:value-type="float" office:value="33765">
                <text:p>3376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0400">
                <text:p>10400</text:p>
              </table:table-cell>
              <table:table-cell office:value-type="float" office:value="18565">
                <text:p>18565</text:p>
              </table:table-cell>
              <table:table-cell office:value-type="float" office:value="32042">
                <text:p>3204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9360">
                <text:p>9360</text:p>
              </table:table-cell>
              <table:table-cell office:value-type="float" office:value="17588">
                <text:p>17588</text:p>
              </table:table-cell>
              <table:table-cell office:value-type="float" office:value="30193">
                <text:p>3019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0200">
                <text:p>10200</text:p>
              </table:table-cell>
              <table:table-cell office:value-type="float" office:value="17542">
                <text:p>17542</text:p>
              </table:table-cell>
              <table:table-cell office:value-type="float" office:value="29442">
                <text:p>2944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0800">
                <text:p>10800</text:p>
              </table:table-cell>
              <table:table-cell office:value-type="float" office:value="16906">
                <text:p>16906</text:p>
              </table:table-cell>
              <table:table-cell office:value-type="float" office:value="28374">
                <text:p>2837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0296">
                <text:p>10296</text:p>
              </table:table-cell>
              <table:table-cell office:value-type="float" office:value="16830">
                <text:p>16830</text:p>
              </table:table-cell>
              <table:table-cell office:value-type="float" office:value="24642">
                <text:p>2464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0830">
                <text:p>10830</text:p>
              </table:table-cell>
              <table:table-cell office:value-type="float" office:value="16505">
                <text:p>16505</text:p>
              </table:table-cell>
              <table:table-cell office:value-type="float" office:value="23660">
                <text:p>23660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1520">
                <text:p>11520</text:p>
              </table:table-cell>
              <table:table-cell office:value-type="float" office:value="15636">
                <text:p>15636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0836">
                <text:p>10836</text:p>
              </table:table-cell>
              <table:table-cell office:value-type="float" office:value="15979">
                <text:p>15979</text:p>
              </table:table-cell>
              <table:table-cell office:value-type="float" office:value="25040">
                <text:p>25040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0659">
                <text:p>10659</text:p>
              </table:table-cell>
              <table:table-cell office:value-type="float" office:value="15912">
                <text:p>15912</text:p>
              </table:table-cell>
              <table:table-cell office:value-type="float" office:value="25040">
                <text:p>2504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0830">
                <text:p>10830</text:p>
              </table:table-cell>
              <table:table-cell office:value-type="float" office:value="16578">
                <text:p>16578</text:p>
              </table:table-cell>
              <table:table-cell office:value-type="float" office:value="25680">
                <text:p>25680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0296">
                <text:p>10296</text:p>
              </table:table-cell>
              <table:table-cell office:value-type="float" office:value="16016">
                <text:p>16016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9846">
                <text:p>9846</text:p>
              </table:table-cell>
              <table:table-cell office:value-type="float" office:value="15708">
                <text:p>15708</text:p>
              </table:table-cell>
              <table:table-cell office:value-type="float" office:value="24480">
                <text:p>24480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214">
                <text:p>11214</text:p>
              </table:table-cell>
              <table:table-cell office:value-type="float" office:value="15960">
                <text:p>15960</text:p>
              </table:table-cell>
              <table:table-cell office:value-type="float" office:value="24920">
                <text:p>2492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646">
                <text:p>11646</text:p>
              </table:table-cell>
              <table:table-cell office:value-type="float" office:value="16939">
                <text:p>16939</text:p>
              </table:table-cell>
              <table:table-cell office:value-type="float" office:value="26240">
                <text:p>2624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0868">
                <text:p>10868</text:p>
              </table:table-cell>
              <table:table-cell office:value-type="float" office:value="16254">
                <text:p>16254</text:p>
              </table:table-cell>
              <table:table-cell office:value-type="float" office:value="25340">
                <text:p>2534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0393">
                <text:p>10393</text:p>
              </table:table-cell>
              <table:table-cell office:value-type="float" office:value="16140">
                <text:p>16140</text:p>
              </table:table-cell>
              <table:table-cell office:value-type="float" office:value="25500">
                <text:p>2550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20">
                <text:p>11520</text:p>
              </table:table-cell>
              <table:table-cell office:value-type="float" office:value="16815">
                <text:p>16815</text:p>
              </table:table-cell>
              <table:table-cell office:value-type="float" office:value="25880">
                <text:p>25880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2">
                <text:p>10782</text:p>
              </table:table-cell>
              <table:table-cell office:value-type="float" office:value="16185">
                <text:p>16185</text:p>
              </table:table-cell>
              <table:table-cell office:value-type="float" office:value="26240">
                <text:p>26240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9">
                <text:p>11039</text:p>
              </table:table-cell>
              <table:table-cell office:value-type="float" office:value="15540">
                <text:p>1554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772">
                <text:p>11772</text:p>
              </table:table-cell>
              <table:table-cell office:value-type="float" office:value="20000">
                <text:p>20000</text:p>
              </table:table-cell>
              <table:table-cell office:value-type="float" office:value="37861">
                <text:p>37861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925">
                <text:p>11925</text:p>
              </table:table-cell>
              <table:table-cell office:value-type="float" office:value="23616">
                <text:p>23616</text:p>
              </table:table-cell>
              <table:table-cell office:value-type="float" office:value="59911">
                <text:p>5991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6452">
                <text:p>6452</text:p>
              </table:table-cell>
              <table:table-cell office:value-type="float" office:value="14146">
                <text:p>14146</text:p>
              </table:table-cell>
              <table:table-cell office:value-type="float" office:value="25900">
                <text:p>25900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6306">
                <text:p>6306</text:p>
              </table:table-cell>
              <table:table-cell office:value-type="float" office:value="14388">
                <text:p>14388</text:p>
              </table:table-cell>
              <table:table-cell office:value-type="float" office:value="26160">
                <text:p>26160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863">
                <text:p>5863</text:p>
              </table:table-cell>
              <table:table-cell office:value-type="float" office:value="14080">
                <text:p>14080</text:p>
              </table:table-cell>
              <table:table-cell office:value-type="float" office:value="26500">
                <text:p>26500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4419">
                <text:p>4419</text:p>
              </table:table-cell>
              <table:table-cell office:value-type="float" office:value="10619">
                <text:p>10619</text:p>
              </table:table-cell>
              <table:table-cell office:value-type="float" office:value="25720">
                <text:p>25720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361">
                <text:p>2361</text:p>
              </table:table-cell>
              <table:table-cell office:value-type="float" office:value="8441">
                <text:p>8441</text:p>
              </table:table-cell>
              <table:table-cell office:value-type="float" office:value="27690">
                <text:p>27690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261">
                <text:p>1261</text:p>
              </table:table-cell>
              <table:table-cell office:value-type="float" office:value="19468">
                <text:p>19468</text:p>
              </table:table-cell>
              <table:table-cell office:value-type="float" office:value="79826">
                <text:p>7982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674">
                <text:p>674</text:p>
              </table:table-cell>
              <table:table-cell office:value-type="float" office:value="19109">
                <text:p>19109</text:p>
              </table:table-cell>
              <table:table-cell office:value-type="float" office:value="107824">
                <text:p>1078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360">
                <text:p>360</text:p>
              </table:table-cell>
              <table:table-cell office:value-type="float" office:value="21234">
                <text:p>21234</text:p>
              </table:table-cell>
              <table:table-cell office:value-type="float" office:value="145642">
                <text:p>14564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2">
                <text:p>192</text:p>
              </table:table-cell>
              <table:table-cell office:value-type="float" office:value="23735">
                <text:p>23735</text:p>
              </table:table-cell>
              <table:table-cell office:value-type="float" office:value="196725">
                <text:p>19672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3">
                <text:p>103</text:p>
              </table:table-cell>
              <table:table-cell office:value-type="float" office:value="26532">
                <text:p>26532</text:p>
              </table:table-cell>
              <table:table-cell office:value-type="float" office:value="265725">
                <text:p>26572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55">
                <text:p>55</text:p>
              </table:table-cell>
              <table:table-cell office:value-type="float" office:value="29657">
                <text:p>29657</text:p>
              </table:table-cell>
              <table:table-cell office:value-type="float" office:value="358925">
                <text:p>358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47.75">
                <text:p>7947.7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53">
                <text:p>7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7cm" svg:y="1.404cm" svg:width="30.89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7.7575">
                <text:p>17.757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7.6566666666667">
                <text:p>17.65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5cm" svg:y="1.352cm" svg:width="31.35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6004831583546">
                <text:p>1.16004831583546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9003448746613">
                <text:p>1.19003448746613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6877167167404">
                <text:p>1.1687716716740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08628382148195">
                <text:p>1.0862838214819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968094704405">
                <text:p>1.1896809470440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7727098770776">
                <text:p>1.27727098770776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6796665637684">
                <text:p>1.1679666563768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197396451805">
                <text:p>1.15197396451805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2574301044162">
                <text:p>1.32574301044162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0534291259822">
                <text:p>1.20534291259822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5983198047597">
                <text:p>1.1598319804759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3102209840333">
                <text:p>1.3102209840333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9728877921144">
                <text:p>1.1972887792114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2502503484032">
                <text:p>1.2250250348403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339711133629">
                <text:p>1.23339711133629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9951446707027">
                <text:p>1.2995144670702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7305783096163">
                <text:p>1.2730578309616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6506672060786">
                <text:p>1.2650667206078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5544925434331">
                <text:p>1.0554492543433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4854339669495">
                <text:p>1.0485433966949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799883994578">
                <text:p>1.0879988399457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864332141013">
                <text:p>1.1186433214101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5796157877329">
                <text:p>1.05796157877329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8017260281626">
                <text:p>1.0801726028162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5325231843759">
                <text:p>1.0532523184375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395772839132">
                <text:p>1.0339577283913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5160611714152">
                <text:p>1.0516061171415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6357319366532">
                <text:p>1.0635731936653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083276968209">
                <text:p>1.02083276968209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1031333725245">
                <text:p>1.0103133372524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7666664762261">
                <text:p>1.0766666476226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347751144622">
                <text:p>1.034775114462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2521940023819">
                <text:p>1.02521940023819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149514370017">
                <text:p>1.0714951437001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2771550982078">
                <text:p>1.12771550982078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2934876693604">
                <text:p>1.1293487669360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627420103171">
                <text:p>1.1962742010317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193923306817">
                <text:p>1.2019392330681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4968150099443">
                <text:p>1.1496815009944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992104914276">
                <text:p>1.0992104914276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6758300650691">
                <text:p>1.1675830065069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1999045360773">
                <text:p>1.0199904536077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6165519471407">
                <text:p>1.1616551947140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522593183731">
                <text:p>1.10522593183731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875488611178782">
                <text:p>0.87548861117878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848010501057489">
                <text:p>0.848010501057489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855751386229921">
                <text:p>0.85575138622992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0201962416684">
                <text:p>1.1020196241668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867331217391057">
                <text:p>0.867331217391057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887822511389064">
                <text:p>0.88782251138906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80907158930084">
                <text:p>0.8090715893008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842341024993601">
                <text:p>0.84234102499360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808618097022861">
                <text:p>0.808618097022861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805447731509819">
                <text:p>0.80544773150981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806144641035734">
                <text:p>0.80614464103573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426909270433">
                <text:p>1.0242690927043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804791324147778">
                <text:p>0.80479132414777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86932654453475">
                <text:p>0.98693265445347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85736933641286">
                <text:p>0.85736933641286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0823181029799">
                <text:p>1.00823181029799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9400315255334">
                <text:p>1.0940031525533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477811338574">
                <text:p>1.047781133857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2426909270433">
                <text:p>1.0242690927043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3317867228378">
                <text:p>1.03317867228378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986932654453475">
                <text:p>0.98693265445347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81884211060032">
                <text:p>0.98188421106003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1630626304225">
                <text:p>1.016306263042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02033409061892">
                <text:p>1.0203340906189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97190019515814">
                <text:p>0.99719001951581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02791070238313">
                <text:p>1.02791070238313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.02808129830625">
                <text:p>1.0280812983062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4034893664485">
                <text:p>0.984034893664485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794895481106062">
                <text:p>0.79489548110606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2.06397551444803">
                <text:p>2.0639755144480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2.15526768324671">
                <text:p>2.155267683246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36968901128978">
                <text:p>1.3696890112897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.87250847289578">
                <text:p>1.8725084728957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.23743620831901">
                <text:p>1.23743620831901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2253.25">
                <text:p>22253.2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2529.6666666667">
                <text:p>22529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